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23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e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.93" calcext:value-type="float">
            <text:p>3.93</text:p>
          </table:table-cell>
          <table:table-cell office:value-type="float" office:value="7.9" calcext:value-type="float">
            <text:p>7.9</text:p>
          </table:table-cell>
          <table:table-cell office:value-type="float" office:value="11.9" calcext:value-type="float">
            <text:p>11.9</text:p>
          </table:table-cell>
          <table:table-cell office:value-type="float" office:value="15.9" calcext:value-type="float">
            <text:p>15.9</text:p>
          </table:table-cell>
          <table:table-cell office:value-type="float" office:value="19.9" calcext:value-type="float">
            <text:p>19.9</text:p>
          </table:table-cell>
          <table:table-cell office:value-type="float" office:value="23.8" calcext:value-type="float">
            <text:p>23.8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d ph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7.6" calcext:value-type="float">
            <text:p>47.6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5.6" calcext:value-type="float">
            <text:p>45.6</text:p>
          </table:table-cell>
          <table:table-cell office:value-type="float" office:value="53.6" calcext:value-type="float">
            <text:p>5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3" calcext:value-type="float">
            <text:p>45.3</text:p>
          </table:table-cell>
          <table:table-cell office:value-type="float" office:value="33.6" calcext:value-type="float">
            <text:p>3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1.2" calcext:value-type="float">
            <text:p>31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3.3" calcext:value-type="float">
            <text:p>43.3</text:p>
          </table:table-cell>
          <table:table-cell office:value-type="float" office:value="21.2" calcext:value-type="float">
            <text:p>21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2.7" calcext:value-type="float">
            <text:p>42.7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2.1" calcext:value-type="float">
            <text:p>12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1.1" calcext:value-type="float">
            <text:p>41.1</text:p>
          </table:table-cell>
          <table:table-cell office:value-type="float" office:value="21.8" calcext:value-type="float">
            <text:p>21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9.7" calcext:value-type="float">
            <text:p>39.7</text:p>
          </table:table-cell>
          <table:table-cell office:value-type="float" office:value="10.7" calcext:value-type="float">
            <text:p>10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8.5" calcext:value-type="float">
            <text:p>38.5</text:p>
          </table:table-cell>
          <table:table-cell office:value-type="float" office:value="15.8" calcext:value-type="float">
            <text:p>15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6.9" calcext:value-type="float">
            <text:p>36.9</text:p>
          </table:table-cell>
          <table:table-cell office:value-type="float" office:value="6.7" calcext:value-type="float">
            <text:p>6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4.4" calcext:value-type="float">
            <text:p>34.4</text:p>
          </table:table-cell>
          <table:table-cell office:value-type="float" office:value="0.68" calcext:value-type="float">
            <text:p>0.68</text:p>
          </table:table-cell>
          <table:table-cell table:number-columns-repeated="4"/>
        </table:table-row>
      </table:table>
      <table:table table:name="1.3" table:style-name="ta1">
        <table:shapes>
          <draw:frame draw:z-index="0" draw:style-name="gr1" draw:text-style-name="P1" svg:width="6.2988in" svg:height="3.5484in" svg:x="8.9886in" svg:y="0.2665in">
            <draw:object draw:notify-on-update-of-ranges="'1.3'.B2:'1.3'.H2 '1.3'.B3:'1.3'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float" office:value="3.93" calcext:value-type="float">
            <text:p>3.9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5.9" calcext:value-type="float">
            <text:p>15.9</text:p>
          </table:table-cell>
          <table:table-cell table:style-name="ce1" office:value-type="float" office:value="19.9" calcext:value-type="float">
            <text:p>19.9</text:p>
          </table:table-cell>
          <table:table-cell table:style-name="ce1" office:value-type="float" office:value="23.8" calcext:value-type="float">
            <text:p>23.8</text:p>
          </table:table-cell>
          <table:table-cell table:style-name="ce1" office:value-type="float" office:value="27.8" calcext:value-type="float">
            <text:p>27.8</text:p>
          </table:table-cell>
        </table:table-row>
        <table:table-row table:style-name="ro1">
          <table:table-cell/>
          <table:table-cell table:style-name="ce1" table:number-columns-repeated="7"/>
        </table:table-row>
      </table:table>
      <table:table table:name="2.3" table:style-name="ta1">
        <table:shapes>
          <draw:frame draw:z-index="0" draw:style-name="gr1" draw:text-style-name="P1" svg:width="6.2988in" svg:height="3.5484in" svg:x="8.9886in" svg:y="0.2665in">
            <draw:object draw:notify-on-update-of-ranges="'2.3'.B2:'2.3'.H2 '2.3'.B3:'2.3'.H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11.98" calcext:value-type="float">
            <text:p>11.98</text:p>
          </table:table-cell>
          <table:table-cell table:style-name="ce2" office:value-type="float" office:value="15.87" calcext:value-type="float">
            <text:p>15.87</text:p>
          </table:table-cell>
          <table:table-cell table:style-name="ce2" office:value-type="float" office:value="19.96" calcext:value-type="float">
            <text:p>19.96</text:p>
          </table:table-cell>
          <table:table-cell table:style-name="ce2" office:value-type="float" office:value="23.97" calcext:value-type="float">
            <text:p>23.97</text:p>
          </table:table-cell>
          <table:table-cell table:style-name="ce2" office:value-type="float" office:value="27.98" calcext:value-type="float">
            <text:p>27.98</text:p>
          </table:table-cell>
        </table:table-row>
        <table:table-row table:style-name="ro1">
          <table:table-cell/>
          <table:table-cell table:style-name="ce1" table:number-columns-repeated="7"/>
        </table:table-row>
      </table:table>
      <table:table table:name="3.5" table:style-name="ta1">
        <table:shapes>
          <draw:frame draw:z-index="0" draw:style-name="gr1" draw:text-style-name="P1" svg:width="6.2988in" svg:height="3.4965in" svg:x="7.9539in" svg:y="4.911in">
            <draw:object draw:notify-on-update-of-ranges="'3.5'.M4:'3.5'.M17 '3.5'.P4:'3.5'.P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4965in" svg:x="1.1575in" svg:y="4.6504in">
            <draw:object draw:notify-on-update-of-ranges="'3.5'.R4:'3.5'.R17 '3.5'.S4:'3.5'.S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 phi, 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 x</text:p>
          </table:table-cell>
          <table:table-cell office:value-type="string" calcext:value-type="string">
            <text:p>D xn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4.5" calcext:value-type="float">
            <text:p>25</text:p>
          </table:table-cell>
          <table:table-cell table:style-name="ce1"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table:formula="of:=1/[.B4] * 10^3" office:value-type="float" office:value="1000" calcext:value-type="float">
            <text:p>1000</text:p>
          </table:table-cell>
          <table:table-cell table:style-name="ce1" table:formula="of:=[.D4]" office:value-type="float" office:value="250" calcext:value-type="float">
            <text:p>250.0</text:p>
          </table:table-cell>
          <table:table-cell table:formula="of:=[.E4]*[.F4]" office:value-type="float" office:value="0" calcext:value-type="float">
            <text:p>0</text:p>
          </table:table-cell>
          <table:table-cell table:formula="of:=[.G4]+[.H4]" office:value-type="float" office:value="250" calcext:value-type="float">
            <text:p>250</text:p>
          </table:table-cell>
          <table:table-cell table:formula="of:=[.I4]/[.F4]" office:value-type="float" office:value="0.25" calcext:value-type="float">
            <text:p>0.25</text:p>
          </table:table-cell>
          <table:table-cell table:formula="of:=[.J4]*10" office:value-type="float" office:value="2.5" calcext:value-type="float">
            <text:p>2.5</text:p>
          </table:table-cell>
          <table:table-cell table:formula="of:=[.B4] * 2 * PI()" office:value-type="float" office:value="6.28318530717959" calcext:value-type="float">
            <text:p>6.28318530717959</text:p>
          </table:table-cell>
          <table:table-cell table:formula="of:=[.L4]^2" office:value-type="float" office:value="39.4784176043574" calcext:value-type="float">
            <text:p>39.4784176043574</text:p>
          </table:table-cell>
          <table:table-cell table:formula="of:=[.K4]/[.$B$21]" office:value-type="float" office:value="0.0499001996007984" calcext:value-type="float">
            <text:p>0.0499001996007984</text:p>
          </table:table-cell>
          <table:table-cell table:formula="of:=LN([.$B$22]/[.C4]) / [.$B$21]" office:value-type="float" office:value="0.000403247651048293" calcext:value-type="float">
            <text:p>0.000403247651048293</text:p>
          </table:table-cell>
          <table:table-cell table:formula="of:=[.N4]^2 - [.O4]^2" office:value-type="float" office:value="0.00248986731153144" calcext:value-type="float">
            <text:p>0.00248986731153144</text:p>
          </table:table-cell>
          <table:table-cell/>
          <table:table-cell table:formula="of:=[.M4]/100" office:value-type="float" office:value="0.394784176043574" calcext:value-type="float">
            <text:p>0.394784176043574</text:p>
          </table:table-cell>
          <table:table-cell table:formula="of:=[.P4] * 100" office:value-type="float" office:value="0.248986731153144" calcext:value-type="float">
            <text:p>0.2489867311531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23.8" calcext:value-type="float">
            <text:p>24</text:p>
          </table:table-cell>
          <table:table-cell table:style-name="ce1" office:value-type="float" office:value="78" calcext:value-type="float">
            <text:p>78.0</text:p>
          </table:table-cell>
          <table:table-cell office:value-type="float" office:value="0.2" calcext:value-type="float">
            <text:p>0.2</text:p>
          </table:table-cell>
          <table:table-cell table:formula="of:=1/[.B5] * 10^3" office:value-type="float" office:value="333.333333333333" calcext:value-type="float">
            <text:p>333.333333333333</text:p>
          </table:table-cell>
          <table:table-cell table:style-name="ce1" table:formula="of:=[.D5]" office:value-type="float" office:value="78" calcext:value-type="float">
            <text:p>78.0</text:p>
          </table:table-cell>
          <table:table-cell table:formula="of:=[.E5]*[.F5]" office:value-type="float" office:value="66.6666666666667" calcext:value-type="float">
            <text:p>66.6666666666667</text:p>
          </table:table-cell>
          <table:table-cell table:formula="of:=[.G5]+[.H5]" office:value-type="float" office:value="144.666666666667" calcext:value-type="float">
            <text:p>144.666666666667</text:p>
          </table:table-cell>
          <table:table-cell table:formula="of:=[.I5]/[.F5]" office:value-type="float" office:value="0.434" calcext:value-type="float">
            <text:p>0.434</text:p>
          </table:table-cell>
          <table:table-cell table:formula="of:=[.J5]*10" office:value-type="float" office:value="4.34" calcext:value-type="float">
            <text:p>4.34</text:p>
          </table:table-cell>
          <table:table-cell table:formula="of:=[.B5] * 2 * PI()" office:value-type="float" office:value="18.8495559215388" calcext:value-type="float">
            <text:p>18.8495559215388</text:p>
          </table:table-cell>
          <table:table-cell table:formula="of:=[.L5]^2" office:value-type="float" office:value="355.305758439217" calcext:value-type="float">
            <text:p>355.305758439217</text:p>
          </table:table-cell>
          <table:table-cell table:formula="of:=[.K5]/[.$B$21]" office:value-type="float" office:value="0.086626746506986" calcext:value-type="float">
            <text:p>0.086626746506986</text:p>
          </table:table-cell>
          <table:table-cell table:formula="of:=LN([.$B$22]/[.C5]) / [.$B$21]" office:value-type="float" office:value="0.00098184120141261" calcext:value-type="float">
            <text:p>0.00098184120141261</text:p>
          </table:table-cell>
          <table:table-cell table:formula="of:=[.N5]^2 - [.O5]^2" office:value-type="float" office:value="0.00750322919824083" calcext:value-type="float">
            <text:p>0.00750322919824083</text:p>
          </table:table-cell>
          <table:table-cell/>
          <table:table-cell table:formula="of:=[.M5]/100" office:value-type="float" office:value="3.55305758439217" calcext:value-type="float">
            <text:p>3.55305758439217</text:p>
          </table:table-cell>
          <table:table-cell table:formula="of:=[.P5] * 100" office:value-type="float" office:value="0.750322919824083" calcext:value-type="float">
            <text:p>0.7503229198240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22.8" calcext:value-type="float">
            <text:p>23</text:p>
          </table:table-cell>
          <table:table-cell table:style-name="ce1" office:value-type="float" office:value="53.6" calcext:value-type="float">
            <text:p>53.6</text:p>
          </table:table-cell>
          <table:table-cell office:value-type="float" office:value="0.4" calcext:value-type="float">
            <text:p>0.4</text:p>
          </table:table-cell>
          <table:table-cell table:formula="of:=1/[.B6] * 10^3" office:value-type="float" office:value="200" calcext:value-type="float">
            <text:p>200</text:p>
          </table:table-cell>
          <table:table-cell table:style-name="ce1" table:formula="of:=[.D6]" office:value-type="float" office:value="53.6" calcext:value-type="float">
            <text:p>53.6</text:p>
          </table:table-cell>
          <table:table-cell table:formula="of:=[.E6]*[.F6]" office:value-type="float" office:value="80" calcext:value-type="float">
            <text:p>80</text:p>
          </table:table-cell>
          <table:table-cell table:formula="of:=[.G6]+[.H6]" office:value-type="float" office:value="133.6" calcext:value-type="float">
            <text:p>133.6</text:p>
          </table:table-cell>
          <table:table-cell table:formula="of:=[.I6]/[.F6]" office:value-type="float" office:value="0.668" calcext:value-type="float">
            <text:p>0.668</text:p>
          </table:table-cell>
          <table:table-cell table:formula="of:=[.J6]*10" office:value-type="float" office:value="6.68" calcext:value-type="float">
            <text:p>6.68</text:p>
          </table:table-cell>
          <table:table-cell table:formula="of:=[.B6] * 2 * PI()" office:value-type="float" office:value="31.4159265358979" calcext:value-type="float">
            <text:p>31.4159265358979</text:p>
          </table:table-cell>
          <table:table-cell table:formula="of:=[.L6]^2" office:value-type="float" office:value="986.960440108936" calcext:value-type="float">
            <text:p>986.960440108936</text:p>
          </table:table-cell>
          <table:table-cell table:formula="of:=[.K6]/[.$B$21]" office:value-type="float" office:value="0.133333333333333" calcext:value-type="float">
            <text:p>0.133333333333333</text:p>
          </table:table-cell>
          <table:table-cell table:formula="of:=LN([.$B$22]/[.C6]) / [.$B$21]" office:value-type="float" office:value="0.00183862852111388" calcext:value-type="float">
            <text:p>0.00183862852111388</text:p>
          </table:table-cell>
          <table:table-cell table:formula="of:=[.N6]^2 - [.O6]^2" office:value-type="float" office:value="0.0177743972229391" calcext:value-type="float">
            <text:p>0.0177743972229391</text:p>
          </table:table-cell>
          <table:table-cell/>
          <table:table-cell table:formula="of:=[.M6]/100" office:value-type="float" office:value="9.86960440108936" calcext:value-type="float">
            <text:p>9.86960440108936</text:p>
          </table:table-cell>
          <table:table-cell table:formula="of:=[.P6] * 100" office:value-type="float" office:value="1.77743972229391" calcext:value-type="float">
            <text:p>1.7774397222939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22.65" calcext:value-type="float">
            <text:p>23</text:p>
          </table:table-cell>
          <table:table-cell table:style-name="ce1" office:value-type="float" office:value="33.6" calcext:value-type="float">
            <text:p>33.6</text:p>
          </table:table-cell>
          <table:table-cell office:value-type="float" office:value="0.6" calcext:value-type="float">
            <text:p>0.6</text:p>
          </table:table-cell>
          <table:table-cell table:formula="of:=1/[.B7] * 10^3" office:value-type="float" office:value="142.857142857143" calcext:value-type="float">
            <text:p>142.857142857143</text:p>
          </table:table-cell>
          <table:table-cell table:style-name="ce1" table:formula="of:=[.D7]" office:value-type="float" office:value="33.6" calcext:value-type="float">
            <text:p>33.6</text:p>
          </table:table-cell>
          <table:table-cell table:formula="of:=[.E7]*[.F7]" office:value-type="float" office:value="85.7142857142857" calcext:value-type="float">
            <text:p>85.7142857142857</text:p>
          </table:table-cell>
          <table:table-cell table:formula="of:=[.G7]+[.H7]" office:value-type="float" office:value="119.314285714286" calcext:value-type="float">
            <text:p>119.314285714286</text:p>
          </table:table-cell>
          <table:table-cell table:formula="of:=[.I7]/[.F7]" office:value-type="float" office:value="0.8352" calcext:value-type="float">
            <text:p>0.8352</text:p>
          </table:table-cell>
          <table:table-cell table:formula="of:=[.J7]*10" office:value-type="float" office:value="8.352" calcext:value-type="float">
            <text:p>8.352</text:p>
          </table:table-cell>
          <table:table-cell table:formula="of:=[.B7] * 2 * PI()" office:value-type="float" office:value="43.9822971502571" calcext:value-type="float">
            <text:p>43.9822971502571</text:p>
          </table:table-cell>
          <table:table-cell table:formula="of:=[.L7]^2" office:value-type="float" office:value="1934.44246261351" calcext:value-type="float">
            <text:p>1934.44246261351</text:p>
          </table:table-cell>
          <table:table-cell table:formula="of:=[.K7]/[.$B$21]" office:value-type="float" office:value="0.166706586826347" calcext:value-type="float">
            <text:p>0.166706586826347</text:p>
          </table:table-cell>
          <table:table-cell table:formula="of:=LN([.$B$22]/[.C7]) / [.$B$21]" office:value-type="float" office:value="0.0019703787013804" calcext:value-type="float">
            <text:p>0.0019703787013804</text:p>
          </table:table-cell>
          <table:table-cell table:formula="of:=[.N7]^2 - [.O7]^2" office:value-type="float" office:value="0.0277872036990636" calcext:value-type="float">
            <text:p>0.0277872036990636</text:p>
          </table:table-cell>
          <table:table-cell/>
          <table:table-cell table:formula="of:=[.M7]/100" office:value-type="float" office:value="19.3444246261351" calcext:value-type="float">
            <text:p>19.3444246261351</text:p>
          </table:table-cell>
          <table:table-cell table:formula="of:=[.P7] * 100" office:value-type="float" office:value="2.77872036990636" calcext:value-type="float">
            <text:p>2.778720369906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2.5" calcext:value-type="float">
            <text:p>23</text:p>
          </table:table-cell>
          <table:table-cell table:style-name="ce1" office:value-type="float" office:value="31.2" calcext:value-type="float">
            <text:p>31.2</text:p>
          </table:table-cell>
          <table:table-cell office:value-type="float" office:value="0.8" calcext:value-type="float">
            <text:p>0.8</text:p>
          </table:table-cell>
          <table:table-cell table:formula="of:=1/[.B8] * 10^3" office:value-type="float" office:value="125" calcext:value-type="float">
            <text:p>125</text:p>
          </table:table-cell>
          <table:table-cell table:style-name="ce1" table:formula="of:=[.D8]" office:value-type="float" office:value="31.2" calcext:value-type="float">
            <text:p>31.2</text:p>
          </table:table-cell>
          <table:table-cell table:formula="of:=[.E8]*[.F8]" office:value-type="float" office:value="100" calcext:value-type="float">
            <text:p>100</text:p>
          </table:table-cell>
          <table:table-cell table:formula="of:=[.G8]+[.H8]" office:value-type="float" office:value="131.2" calcext:value-type="float">
            <text:p>131.2</text:p>
          </table:table-cell>
          <table:table-cell table:formula="of:=[.I8]/[.F8]" office:value-type="float" office:value="1.0496" calcext:value-type="float">
            <text:p>1.0496</text:p>
          </table:table-cell>
          <table:table-cell table:formula="of:=[.J8]*10" office:value-type="float" office:value="10.496" calcext:value-type="float">
            <text:p>10.496</text:p>
          </table:table-cell>
          <table:table-cell table:formula="of:=[.B8] * 2 * PI()" office:value-type="float" office:value="50.2654824574367" calcext:value-type="float">
            <text:p>50.2654824574367</text:p>
          </table:table-cell>
          <table:table-cell table:formula="of:=[.L8]^2" office:value-type="float" office:value="2526.61872667888" calcext:value-type="float">
            <text:p>2526.61872667888</text:p>
          </table:table-cell>
          <table:table-cell table:formula="of:=[.K8]/[.$B$21]" office:value-type="float" office:value="0.209500998003992" calcext:value-type="float">
            <text:p>0.209500998003992</text:p>
          </table:table-cell>
          <table:table-cell table:formula="of:=LN([.$B$22]/[.C8]) / [.$B$21]" office:value-type="float" office:value="0.00210300430454743" calcext:value-type="float">
            <text:p>0.00210300430454743</text:p>
          </table:table-cell>
          <table:table-cell table:formula="of:=[.N8]^2 - [.O8]^2" office:value-type="float" office:value="0.0438862455375637" calcext:value-type="float">
            <text:p>0.0438862455375637</text:p>
          </table:table-cell>
          <table:table-cell/>
          <table:table-cell table:formula="of:=[.M8]/100" office:value-type="float" office:value="25.2661872667888" calcext:value-type="float">
            <text:p>25.2661872667888</text:p>
          </table:table-cell>
          <table:table-cell table:formula="of:=[.P8] * 100" office:value-type="float" office:value="4.38862455375637" calcext:value-type="float">
            <text:p>4.388624553756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.0</text:p>
          </table:table-cell>
          <table:table-cell office:value-type="float" office:value="1" calcext:value-type="float">
            <text:p>1</text:p>
          </table:table-cell>
          <table:table-cell table:formula="of:=1/[.B9] * 10^3" office:value-type="float" office:value="90.9090909090909" calcext:value-type="float">
            <text:p>90.9090909090909</text:p>
          </table:table-cell>
          <table:table-cell table:style-name="ce1" table:formula="of:=[.D9]" office:value-type="float" office:value="21" calcext:value-type="float">
            <text:p>21.0</text:p>
          </table:table-cell>
          <table:table-cell table:formula="of:=[.E9]*[.F9]" office:value-type="float" office:value="90.9090909090909" calcext:value-type="float">
            <text:p>90.9090909090909</text:p>
          </table:table-cell>
          <table:table-cell table:formula="of:=[.G9]+[.H9]" office:value-type="float" office:value="111.909090909091" calcext:value-type="float">
            <text:p>111.909090909091</text:p>
          </table:table-cell>
          <table:table-cell table:formula="of:=[.I9]/[.F9]" office:value-type="float" office:value="1.231" calcext:value-type="float">
            <text:p>1.231</text:p>
          </table:table-cell>
          <table:table-cell table:formula="of:=[.J9]*10" office:value-type="float" office:value="12.31" calcext:value-type="float">
            <text:p>12.31</text:p>
          </table:table-cell>
          <table:table-cell table:formula="of:=[.B9] * 2 * PI()" office:value-type="float" office:value="69.1150383789754" calcext:value-type="float">
            <text:p>69.1150383789754</text:p>
          </table:table-cell>
          <table:table-cell table:formula="of:=[.L9]^2" office:value-type="float" office:value="4776.88853012725" calcext:value-type="float">
            <text:p>4776.88853012725</text:p>
          </table:table-cell>
          <table:table-cell table:formula="of:=[.K9]/[.$B$21]" office:value-type="float" office:value="0.245708582834331" calcext:value-type="float">
            <text:p>0.245708582834331</text:p>
          </table:table-cell>
          <table:table-cell table:formula="of:=LN([.$B$22]/[.C9]) / [.$B$21]" office:value-type="float" office:value="0.00255156430159451" calcext:value-type="float">
            <text:p>0.00255156430159451</text:p>
          </table:table-cell>
          <table:table-cell table:formula="of:=[.N9]^2 - [.O9]^2" office:value-type="float" office:value="0.0603661971980703" calcext:value-type="float">
            <text:p>0.0603661971980703</text:p>
          </table:table-cell>
          <table:table-cell/>
          <table:table-cell table:formula="of:=[.M9]/100" office:value-type="float" office:value="47.7688853012725" calcext:value-type="float">
            <text:p>47.7688853012725</text:p>
          </table:table-cell>
          <table:table-cell table:formula="of:=[.P9] * 100" office:value-type="float" office:value="6.03661971980703" calcext:value-type="float">
            <text:p>6.0366197198070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21.65" calcext:value-type="float">
            <text:p>22</text:p>
          </table:table-cell>
          <table:table-cell table:style-name="ce1" office:value-type="float" office:value="21.2" calcext:value-type="float">
            <text:p>21.2</text:p>
          </table:table-cell>
          <table:table-cell office:value-type="float" office:value="1.2" calcext:value-type="float">
            <text:p>1.2</text:p>
          </table:table-cell>
          <table:table-cell table:formula="of:=1/[.B10] * 10^3" office:value-type="float" office:value="76.9230769230769" calcext:value-type="float">
            <text:p>76.9230769230769</text:p>
          </table:table-cell>
          <table:table-cell table:style-name="ce1" table:formula="of:=[.D10]" office:value-type="float" office:value="21.2" calcext:value-type="float">
            <text:p>21.2</text:p>
          </table:table-cell>
          <table:table-cell table:formula="of:=[.E10]*[.F10]" office:value-type="float" office:value="92.3076923076923" calcext:value-type="float">
            <text:p>92.3076923076923</text:p>
          </table:table-cell>
          <table:table-cell table:formula="of:=[.G10]+[.H10]" office:value-type="float" office:value="113.507692307692" calcext:value-type="float">
            <text:p>113.507692307692</text:p>
          </table:table-cell>
          <table:table-cell table:formula="of:=[.I10]/[.F10]" office:value-type="float" office:value="1.4756" calcext:value-type="float">
            <text:p>1.4756</text:p>
          </table:table-cell>
          <table:table-cell table:formula="of:=[.J10]*10" office:value-type="float" office:value="14.756" calcext:value-type="float">
            <text:p>14.756</text:p>
          </table:table-cell>
          <table:table-cell table:formula="of:=[.B10] * 2 * PI()" office:value-type="float" office:value="81.6814089933346" calcext:value-type="float">
            <text:p>81.6814089933346</text:p>
          </table:table-cell>
          <table:table-cell table:formula="of:=[.L10]^2" office:value-type="float" office:value="6671.85257513641" calcext:value-type="float">
            <text:p>6671.85257513641</text:p>
          </table:table-cell>
          <table:table-cell table:formula="of:=[.K10]/[.$B$21]" office:value-type="float" office:value="0.294530938123752" calcext:value-type="float">
            <text:p>0.294530938123752</text:p>
          </table:table-cell>
          <table:table-cell table:formula="of:=LN([.$B$22]/[.C10]) / [.$B$21]" office:value-type="float" office:value="0.00287166408023357" calcext:value-type="float">
            <text:p>0.00287166408023357</text:p>
          </table:table-cell>
          <table:table-cell table:formula="of:=[.N10]^2 - [.O10]^2" office:value-type="float" office:value="0.086740227057468" calcext:value-type="float">
            <text:p>0.086740227057468</text:p>
          </table:table-cell>
          <table:table-cell/>
          <table:table-cell table:formula="of:=[.M10]/100" office:value-type="float" office:value="66.7185257513641" calcext:value-type="float">
            <text:p>66.7185257513641</text:p>
          </table:table-cell>
          <table:table-cell table:formula="of:=[.P10] * 100" office:value-type="float" office:value="8.6740227057468" calcext:value-type="float">
            <text:p>8.674022705746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21.35" calcext:value-type="float">
            <text:p>21</text:p>
          </table:table-cell>
          <table:table-cell table:style-name="ce1"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1/[.B11] * 10^3" office:value-type="float" office:value="62.5" calcext:value-type="float">
            <text:p>62.5</text:p>
          </table:table-cell>
          <table:table-cell table:style-name="ce1" table:formula="of:=[.D11]" office:value-type="float" office:value="1.3" calcext:value-type="float">
            <text:p>1.3</text:p>
          </table:table-cell>
          <table:table-cell table:formula="of:=[.E11]*[.F11]" office:value-type="float" office:value="125" calcext:value-type="float">
            <text:p>125</text:p>
          </table:table-cell>
          <table:table-cell table:formula="of:=[.G11]+[.H11]" office:value-type="float" office:value="126.3" calcext:value-type="float">
            <text:p>126.3</text:p>
          </table:table-cell>
          <table:table-cell table:formula="of:=[.I11]/[.F11]" office:value-type="float" office:value="2.0208" calcext:value-type="float">
            <text:p>2.0208</text:p>
          </table:table-cell>
          <table:table-cell table:formula="of:=[.J11]*10" office:value-type="float" office:value="20.208" calcext:value-type="float">
            <text:p>20.208</text:p>
          </table:table-cell>
          <table:table-cell table:formula="of:=[.B11] * 2 * PI()" office:value-type="float" office:value="100.530964914873" calcext:value-type="float">
            <text:p>100.530964914873</text:p>
          </table:table-cell>
          <table:table-cell table:formula="of:=[.L11]^2" office:value-type="float" office:value="10106.4749067155" calcext:value-type="float">
            <text:p>10106.4749067155</text:p>
          </table:table-cell>
          <table:table-cell table:formula="of:=[.K11]/[.$B$21]" office:value-type="float" office:value="0.403353293413174" calcext:value-type="float">
            <text:p>0.403353293413174</text:p>
          </table:table-cell>
          <table:table-cell table:formula="of:=LN([.$B$22]/[.C11]) / [.$B$21]" office:value-type="float" office:value="0.00315018134118896" calcext:value-type="float">
            <text:p>0.00315018134118896</text:p>
          </table:table-cell>
          <table:table-cell table:formula="of:=[.N11]^2 - [.O11]^2" office:value-type="float" office:value="0.162683955664771" calcext:value-type="float">
            <text:p>0.162683955664771</text:p>
          </table:table-cell>
          <table:table-cell/>
          <table:table-cell table:formula="of:=[.M11]/100" office:value-type="float" office:value="101.064749067155" calcext:value-type="float">
            <text:p>101.064749067155</text:p>
          </table:table-cell>
          <table:table-cell table:formula="of:=[.P11] * 100" office:value-type="float" office:value="16.2683955664771" calcext:value-type="float">
            <text:p>16.268395566477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float" office:value="12.1" calcext:value-type="float">
            <text:p>12.1</text:p>
          </table:table-cell>
          <table:table-cell office:value-type="float" office:value="2" calcext:value-type="float">
            <text:p>2</text:p>
          </table:table-cell>
          <table:table-cell table:formula="of:=1/[.B12] * 10^3" office:value-type="float" office:value="52.6315789473684" calcext:value-type="float">
            <text:p>52.6315789473684</text:p>
          </table:table-cell>
          <table:table-cell table:style-name="ce1" table:formula="of:=[.D12]" office:value-type="float" office:value="12.1" calcext:value-type="float">
            <text:p>12.1</text:p>
          </table:table-cell>
          <table:table-cell table:formula="of:=[.E12]*[.F12]" office:value-type="float" office:value="105.263157894737" calcext:value-type="float">
            <text:p>105.263157894737</text:p>
          </table:table-cell>
          <table:table-cell table:formula="of:=[.G12]+[.H12]" office:value-type="float" office:value="117.363157894737" calcext:value-type="float">
            <text:p>117.363157894737</text:p>
          </table:table-cell>
          <table:table-cell table:formula="of:=[.I12]/[.F12]" office:value-type="float" office:value="2.2299" calcext:value-type="float">
            <text:p>2.2299</text:p>
          </table:table-cell>
          <table:table-cell table:formula="of:=[.J12]*10" office:value-type="float" office:value="22.299" calcext:value-type="float">
            <text:p>22.299</text:p>
          </table:table-cell>
          <table:table-cell table:formula="of:=[.B12] * 2 * PI()" office:value-type="float" office:value="119.380520836412" calcext:value-type="float">
            <text:p>119.380520836412</text:p>
          </table:table-cell>
          <table:table-cell table:formula="of:=[.L12]^2" office:value-type="float" office:value="14251.708755173" calcext:value-type="float">
            <text:p>14251.708755173</text:p>
          </table:table-cell>
          <table:table-cell table:formula="of:=[.K12]/[.$B$21]" office:value-type="float" office:value="0.445089820359281" calcext:value-type="float">
            <text:p>0.445089820359281</text:p>
          </table:table-cell>
          <table:table-cell table:formula="of:=LN([.$B$22]/[.C12]) / [.$B$21]" office:value-type="float" office:value="0.00348010752783988" calcext:value-type="float">
            <text:p>0.00348010752783988</text:p>
          </table:table-cell>
          <table:table-cell table:formula="of:=[.N12]^2 - [.O12]^2" office:value-type="float" office:value="0.198092837039052" calcext:value-type="float">
            <text:p>0.198092837039052</text:p>
          </table:table-cell>
          <table:table-cell/>
          <table:table-cell table:formula="of:=[.M12]/100" office:value-type="float" office:value="142.51708755173" calcext:value-type="float">
            <text:p>142.51708755173</text:p>
          </table:table-cell>
          <table:table-cell table:formula="of:=[.P12] * 100" office:value-type="float" office:value="19.8092837039052" calcext:value-type="float">
            <text:p>19.809283703905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office:value-type="float" office:value="20.55" calcext:value-type="float">
            <text:p>21</text:p>
          </table:table-cell>
          <table:table-cell table:style-name="ce1"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table:formula="of:=1/[.B13] * 10^3" office:value-type="float" office:value="45.4545454545455" calcext:value-type="float">
            <text:p>45.4545454545455</text:p>
          </table:table-cell>
          <table:table-cell table:style-name="ce1" table:formula="of:=[.D13]" office:value-type="float" office:value="21.8" calcext:value-type="float">
            <text:p>21.8</text:p>
          </table:table-cell>
          <table:table-cell table:formula="of:=[.E13]*[.F13]" office:value-type="float" office:value="90.9090909090909" calcext:value-type="float">
            <text:p>90.9090909090909</text:p>
          </table:table-cell>
          <table:table-cell table:formula="of:=[.G13]+[.H13]" office:value-type="float" office:value="112.709090909091" calcext:value-type="float">
            <text:p>112.709090909091</text:p>
          </table:table-cell>
          <table:table-cell table:formula="of:=[.I13]/[.F13]" office:value-type="float" office:value="2.4796" calcext:value-type="float">
            <text:p>2.4796</text:p>
          </table:table-cell>
          <table:table-cell table:formula="of:=[.J13]*10" office:value-type="float" office:value="24.796" calcext:value-type="float">
            <text:p>24.796</text:p>
          </table:table-cell>
          <table:table-cell table:formula="of:=[.B13] * 2 * PI()" office:value-type="float" office:value="138.230076757951" calcext:value-type="float">
            <text:p>138.230076757951</text:p>
          </table:table-cell>
          <table:table-cell table:formula="of:=[.L13]^2" office:value-type="float" office:value="19107.554120509" calcext:value-type="float">
            <text:p>19107.554120509</text:p>
          </table:table-cell>
          <table:table-cell table:formula="of:=[.K13]/[.$B$21]" office:value-type="float" office:value="0.494930139720559" calcext:value-type="float">
            <text:p>0.494930139720559</text:p>
          </table:table-cell>
          <table:table-cell table:formula="of:=LN([.$B$22]/[.C13]) / [.$B$21]" office:value-type="float" office:value="0.00391247273305304" calcext:value-type="float">
            <text:p>0.00391247273305304</text:p>
          </table:table-cell>
          <table:table-cell table:formula="of:=[.N13]^2 - [.O13]^2" office:value-type="float" office:value="0.244940535760925" calcext:value-type="float">
            <text:p>0.244940535760925</text:p>
          </table:table-cell>
          <table:table-cell/>
          <table:table-cell table:formula="of:=[.M13]/100" office:value-type="float" office:value="191.07554120509" calcext:value-type="float">
            <text:p>191.07554120509</text:p>
          </table:table-cell>
          <table:table-cell table:formula="of:=[.P13] * 100" office:value-type="float" office:value="24.4940535760925" calcext:value-type="float">
            <text:p>24.49405357609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office:value-type="float" office:value="19.85" calcext:value-type="float">
            <text:p>20</text:p>
          </table:table-cell>
          <table:table-cell table:style-name="ce1" office:value-type="float" office:value="10.7" calcext:value-type="float">
            <text:p>10.7</text:p>
          </table:table-cell>
          <table:table-cell office:value-type="float" office:value="2.7" calcext:value-type="float">
            <text:p>2.7</text:p>
          </table:table-cell>
          <table:table-cell table:formula="of:=1/[.B14] * 10^3" office:value-type="float" office:value="40" calcext:value-type="float">
            <text:p>40</text:p>
          </table:table-cell>
          <table:table-cell table:style-name="ce1" table:formula="of:=[.D14]" office:value-type="float" office:value="10.7" calcext:value-type="float">
            <text:p>10.7</text:p>
          </table:table-cell>
          <table:table-cell table:formula="of:=[.E14]*[.F14]" office:value-type="float" office:value="108" calcext:value-type="float">
            <text:p>108</text:p>
          </table:table-cell>
          <table:table-cell table:formula="of:=[.G14]+[.H14]" office:value-type="float" office:value="118.7" calcext:value-type="float">
            <text:p>118.7</text:p>
          </table:table-cell>
          <table:table-cell table:formula="of:=[.I14]/[.F14]" office:value-type="float" office:value="2.9675" calcext:value-type="float">
            <text:p>2.9675</text:p>
          </table:table-cell>
          <table:table-cell table:formula="of:=[.J14]*10" office:value-type="float" office:value="29.675" calcext:value-type="float">
            <text:p>29.675</text:p>
          </table:table-cell>
          <table:table-cell table:formula="of:=[.B14] * 2 * PI()" office:value-type="float" office:value="157.07963267949" calcext:value-type="float">
            <text:p>157.07963267949</text:p>
          </table:table-cell>
          <table:table-cell table:formula="of:=[.L14]^2" office:value-type="float" office:value="24674.0110027234" calcext:value-type="float">
            <text:p>24674.0110027234</text:p>
          </table:table-cell>
          <table:table-cell table:formula="of:=[.K14]/[.$B$21]" office:value-type="float" office:value="0.592315369261477" calcext:value-type="float">
            <text:p>0.592315369261477</text:p>
          </table:table-cell>
          <table:table-cell table:formula="of:=LN([.$B$22]/[.C14]) / [.$B$21]" office:value-type="float" office:value="0.00460422789890222" calcext:value-type="float">
            <text:p>0.00460422789890222</text:p>
          </table:table-cell>
          <table:table-cell table:formula="of:=[.N14]^2 - [.O14]^2" office:value-type="float" office:value="0.350816297748815" calcext:value-type="float">
            <text:p>0.350816297748815</text:p>
          </table:table-cell>
          <table:table-cell/>
          <table:table-cell table:formula="of:=[.M14]/100" office:value-type="float" office:value="246.740110027234" calcext:value-type="float">
            <text:p>246.740110027234</text:p>
          </table:table-cell>
          <table:table-cell table:formula="of:=[.P14] * 100" office:value-type="float" office:value="35.0816297748815" calcext:value-type="float">
            <text:p>35.08162977488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office:value-type="float" office:value="19.25" calcext:value-type="float">
            <text:p>19</text:p>
          </table:table-cell>
          <table:table-cell table:style-name="ce1" office:value-type="float" office:value="15.8" calcext:value-type="float">
            <text:p>15.8</text:p>
          </table:table-cell>
          <table:table-cell office:value-type="float" office:value="3.2" calcext:value-type="float">
            <text:p>3.2</text:p>
          </table:table-cell>
          <table:table-cell table:formula="of:=1/[.B15] * 10^3" office:value-type="float" office:value="33.3333333333333" calcext:value-type="float">
            <text:p>33.3333333333333</text:p>
          </table:table-cell>
          <table:table-cell table:style-name="ce1" table:formula="of:=[.D15]" office:value-type="float" office:value="15.8" calcext:value-type="float">
            <text:p>15.8</text:p>
          </table:table-cell>
          <table:table-cell table:formula="of:=[.E15]*[.F15]" office:value-type="float" office:value="106.666666666667" calcext:value-type="float">
            <text:p>106.666666666667</text:p>
          </table:table-cell>
          <table:table-cell table:formula="of:=[.G15]+[.H15]" office:value-type="float" office:value="122.466666666667" calcext:value-type="float">
            <text:p>122.466666666667</text:p>
          </table:table-cell>
          <table:table-cell table:formula="of:=[.I15]/[.F15]" office:value-type="float" office:value="3.674" calcext:value-type="float">
            <text:p>3.674</text:p>
          </table:table-cell>
          <table:table-cell table:formula="of:=[.J15]*10" office:value-type="float" office:value="36.74" calcext:value-type="float">
            <text:p>36.74</text:p>
          </table:table-cell>
          <table:table-cell table:formula="of:=[.B15] * 2 * PI()" office:value-type="float" office:value="188.495559215388" calcext:value-type="float">
            <text:p>188.495559215388</text:p>
          </table:table-cell>
          <table:table-cell table:formula="of:=[.L15]^2" office:value-type="float" office:value="35530.5758439217" calcext:value-type="float">
            <text:p>35530.5758439217</text:p>
          </table:table-cell>
          <table:table-cell table:formula="of:=[.K15]/[.$B$21]" office:value-type="float" office:value="0.733333333333333" calcext:value-type="float">
            <text:p>0.733333333333333</text:p>
          </table:table-cell>
          <table:table-cell table:formula="of:=LN([.$B$22]/[.C15]) / [.$B$21]" office:value-type="float" office:value="0.00521686155956901" calcext:value-type="float">
            <text:p>0.00521686155956901</text:p>
          </table:table-cell>
          <table:table-cell table:formula="of:=[.N15]^2 - [.O15]^2" office:value-type="float" office:value="0.537750562133246" calcext:value-type="float">
            <text:p>0.537750562133246</text:p>
          </table:table-cell>
          <table:table-cell/>
          <table:table-cell table:formula="of:=[.M15]/100" office:value-type="float" office:value="355.305758439217" calcext:value-type="float">
            <text:p>355.305758439217</text:p>
          </table:table-cell>
          <table:table-cell table:formula="of:=[.P15] * 100" office:value-type="float" office:value="53.7750562133246" calcext:value-type="float">
            <text:p>53.775056213324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office:value-type="float" office:value="18.45" calcext:value-type="float">
            <text:p>18</text:p>
          </table:table-cell>
          <table:table-cell table:style-name="ce1" office:value-type="float" office:value="6.7" calcext:value-type="float">
            <text:p>6.7</text:p>
          </table:table-cell>
          <table:table-cell office:value-type="float" office:value="4" calcext:value-type="float">
            <text:p>4</text:p>
          </table:table-cell>
          <table:table-cell table:formula="of:=1/[.B16] * 10^3" office:value-type="float" office:value="28.5714285714286" calcext:value-type="float">
            <text:p>28.5714285714286</text:p>
          </table:table-cell>
          <table:table-cell table:style-name="ce1" table:formula="of:=[.D16]" office:value-type="float" office:value="6.7" calcext:value-type="float">
            <text:p>6.7</text:p>
          </table:table-cell>
          <table:table-cell table:formula="of:=[.E16]*[.F16]" office:value-type="float" office:value="114.285714285714" calcext:value-type="float">
            <text:p>114.285714285714</text:p>
          </table:table-cell>
          <table:table-cell table:formula="of:=[.G16]+[.H16]" office:value-type="float" office:value="120.985714285714" calcext:value-type="float">
            <text:p>120.985714285714</text:p>
          </table:table-cell>
          <table:table-cell table:formula="of:=[.I16]/[.F16]" office:value-type="float" office:value="4.2345" calcext:value-type="float">
            <text:p>4.2345</text:p>
          </table:table-cell>
          <table:table-cell table:formula="of:=[.J16]*10" office:value-type="float" office:value="42.345" calcext:value-type="float">
            <text:p>42.345</text:p>
          </table:table-cell>
          <table:table-cell table:formula="of:=[.B16] * 2 * PI()" office:value-type="float" office:value="219.911485751286" calcext:value-type="float">
            <text:p>219.911485751286</text:p>
          </table:table-cell>
          <table:table-cell table:formula="of:=[.L16]^2" office:value-type="float" office:value="48361.0615653379" calcext:value-type="float">
            <text:p>48361.0615653379</text:p>
          </table:table-cell>
          <table:table-cell table:formula="of:=[.K16]/[.$B$21]" office:value-type="float" office:value="0.845209580838323" calcext:value-type="float">
            <text:p>0.845209580838323</text:p>
          </table:table-cell>
          <table:table-cell table:formula="of:=LN([.$B$22]/[.C16]) / [.$B$21]" office:value-type="float" office:value="0.00606410088586157" calcext:value-type="float">
            <text:p>0.00606410088586157</text:p>
          </table:table-cell>
          <table:table-cell table:formula="of:=[.N16]^2 - [.O16]^2" office:value-type="float" office:value="0.71434246222134" calcext:value-type="float">
            <text:p>0.71434246222134</text:p>
          </table:table-cell>
          <table:table-cell/>
          <table:table-cell table:formula="of:=[.M16]/100" office:value-type="float" office:value="483.610615653379" calcext:value-type="float">
            <text:p>483.610615653379</text:p>
          </table:table-cell>
          <table:table-cell table:formula="of:=[.P16] * 100" office:value-type="float" office:value="71.434246222134" calcext:value-type="float">
            <text:p>71.43424622213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office:value-type="float" office:value="17.2" calcext:value-type="float">
            <text:p>17</text:p>
          </table:table-cell>
          <table:table-cell table:style-name="ce1" office:value-type="float" office:value="0.68" calcext:value-type="float">
            <text:p>0.7</text:p>
          </table:table-cell>
          <table:table-cell office:value-type="float" office:value="4.7" calcext:value-type="float">
            <text:p>4.7</text:p>
          </table:table-cell>
          <table:table-cell table:formula="of:=1/[.B17] * 10^3" office:value-type="float" office:value="25" calcext:value-type="float">
            <text:p>25</text:p>
          </table:table-cell>
          <table:table-cell table:style-name="ce1" table:formula="of:=[.D17]" office:value-type="float" office:value="0.68" calcext:value-type="float">
            <text:p>0.7</text:p>
          </table:table-cell>
          <table:table-cell table:formula="of:=[.E17]*[.F17]" office:value-type="float" office:value="117.5" calcext:value-type="float">
            <text:p>117.5</text:p>
          </table:table-cell>
          <table:table-cell table:formula="of:=[.G17]+[.H17]" office:value-type="float" office:value="118.18" calcext:value-type="float">
            <text:p>118.18</text:p>
          </table:table-cell>
          <table:table-cell table:formula="of:=[.I17]/[.F17]" office:value-type="float" office:value="4.7272" calcext:value-type="float">
            <text:p>4.7272</text:p>
          </table:table-cell>
          <table:table-cell table:formula="of:=[.J17]*10" office:value-type="float" office:value="47.272" calcext:value-type="float">
            <text:p>47.272</text:p>
          </table:table-cell>
          <table:table-cell table:formula="of:=[.B17] * 2 * PI()" office:value-type="float" office:value="251.327412287183" calcext:value-type="float">
            <text:p>251.327412287183</text:p>
          </table:table-cell>
          <table:table-cell table:formula="of:=[.L17]^2" office:value-type="float" office:value="63165.4681669719" calcext:value-type="float">
            <text:p>63165.4681669719</text:p>
          </table:table-cell>
          <table:table-cell table:formula="of:=[.K17]/[.$B$21]" office:value-type="float" office:value="0.943552894211577" calcext:value-type="float">
            <text:p>0.943552894211577</text:p>
          </table:table-cell>
          <table:table-cell table:formula="of:=LN([.$B$22]/[.C17]) / [.$B$21]" office:value-type="float" office:value="0.007464400020934" calcext:value-type="float">
            <text:p>0.007464400020934</text:p>
          </table:table-cell>
          <table:table-cell table:formula="of:=[.N17]^2 - [.O17]^2" office:value-type="float" office:value="0.890236346907371" calcext:value-type="float">
            <text:p>0.890236346907371</text:p>
          </table:table-cell>
          <table:table-cell/>
          <table:table-cell table:formula="of:=[.M17]/100" office:value-type="float" office:value="631.654681669719" calcext:value-type="float">
            <text:p>631.654681669719</text:p>
          </table:table-cell>
          <table:table-cell table:formula="of:=[.P17] * 100" office:value-type="float" office:value="89.0236346907371" calcext:value-type="float">
            <text:p>89.0236346907371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l</text:p>
          </table:table-cell>
          <table:table-cell table:formula="of:=50.1" office:value-type="float" office:value="50.1" calcext:value-type="float">
            <text:p>50.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Ф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number-rows-repeated="28"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4.5" calcext:value-type="float">
            <text:p>25</text:p>
          </table:table-cell>
          <table:table-cell table:style-name="ce3" office:value-type="float" office:value="2.5" calcext:value-type="float">
            <text:p>3</text:p>
          </table:table-cell>
          <table:table-cell/>
          <table:table-cell table:style-name="ce3" office:value-type="float" office:value="0.394784176043574" calcext:value-type="float">
            <text:p>0</text:p>
          </table:table-cell>
          <table:table-cell table:style-name="ce3" office:value-type="float" office:value="0.249002992019952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23.8" calcext:value-type="float">
            <text:p>24</text:p>
          </table:table-cell>
          <table:table-cell table:style-name="ce3" office:value-type="float" office:value="4.34" calcext:value-type="float">
            <text:p>4</text:p>
          </table:table-cell>
          <table:table-cell/>
          <table:table-cell table:style-name="ce3" office:value-type="float" office:value="3.55305758439217" calcext:value-type="float">
            <text:p>4</text:p>
          </table:table-cell>
          <table:table-cell table:style-name="ce3" office:value-type="float" office:value="0.7503858439889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22.8" calcext:value-type="float">
            <text:p>23</text:p>
          </table:table-cell>
          <table:table-cell table:style-name="ce3" office:value-type="float" office:value="6.68" calcext:value-type="float">
            <text:p>7</text:p>
          </table:table-cell>
          <table:table-cell/>
          <table:table-cell table:style-name="ce3" office:value-type="float" office:value="9.86960440108936" calcext:value-type="float">
            <text:p>10</text:p>
          </table:table-cell>
          <table:table-cell table:style-name="ce3" office:value-type="float" office:value="1.77757174595356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22.65" calcext:value-type="float">
            <text:p>23</text:p>
          </table:table-cell>
          <table:table-cell table:style-name="ce3" office:value-type="float" office:value="8.352" calcext:value-type="float">
            <text:p>8</text:p>
          </table:table-cell>
          <table:table-cell/>
          <table:table-cell table:style-name="ce3" office:value-type="float" office:value="19.3444246261351" calcext:value-type="float">
            <text:p>19</text:p>
          </table:table-cell>
          <table:table-cell table:style-name="ce3" office:value-type="float" office:value="2.77886301915616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22.5" calcext:value-type="float">
            <text:p>23</text:p>
          </table:table-cell>
          <table:table-cell table:style-name="ce3" office:value-type="float" office:value="10.496" calcext:value-type="float">
            <text:p>10</text:p>
          </table:table-cell>
          <table:table-cell/>
          <table:table-cell table:style-name="ce3" office:value-type="float" office:value="25.2661872667888" calcext:value-type="float">
            <text:p>25</text:p>
          </table:table-cell>
          <table:table-cell table:style-name="ce3" office:value-type="float" office:value="4.38877789919876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.31" calcext:value-type="float">
            <text:p>12</text:p>
          </table:table-cell>
          <table:table-cell/>
          <table:table-cell table:style-name="ce3" office:value-type="float" office:value="47.7688853012725" calcext:value-type="float">
            <text:p>48</text:p>
          </table:table-cell>
          <table:table-cell table:style-name="ce3" office:value-type="float" office:value="6.03680924140245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21.65" calcext:value-type="float">
            <text:p>22</text:p>
          </table:table-cell>
          <table:table-cell table:style-name="ce3" office:value-type="float" office:value="14.756" calcext:value-type="float">
            <text:p>15</text:p>
          </table:table-cell>
          <table:table-cell/>
          <table:table-cell table:style-name="ce3" office:value-type="float" office:value="66.7185257513641" calcext:value-type="float">
            <text:p>67</text:p>
          </table:table-cell>
          <table:table-cell table:style-name="ce3" office:value-type="float" office:value="8.6742380432389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21.35" calcext:value-type="float">
            <text:p>21</text:p>
          </table:table-cell>
          <table:table-cell table:style-name="ce3" office:value-type="float" office:value="20.208" calcext:value-type="float">
            <text:p>20</text:p>
          </table:table-cell>
          <table:table-cell/>
          <table:table-cell table:style-name="ce3" office:value-type="float" office:value="101.064749067155" calcext:value-type="float">
            <text:p>101</text:p>
          </table:table-cell>
          <table:table-cell table:style-name="ce3" office:value-type="float" office:value="16.2686333662556" calcext:value-type="float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299" calcext:value-type="float">
            <text:p>22</text:p>
          </table:table-cell>
          <table:table-cell/>
          <table:table-cell table:style-name="ce3" office:value-type="float" office:value="142.51708755173" calcext:value-type="float">
            <text:p>143</text:p>
          </table:table-cell>
          <table:table-cell table:style-name="ce3" office:value-type="float" office:value="19.8095481120756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office:value-type="float" office:value="20.55" calcext:value-type="float">
            <text:p>21</text:p>
          </table:table-cell>
          <table:table-cell table:style-name="ce3" office:value-type="float" office:value="24.796" calcext:value-type="float">
            <text:p>25</text:p>
          </table:table-cell>
          <table:table-cell/>
          <table:table-cell table:style-name="ce3" office:value-type="float" office:value="191.07554120509" calcext:value-type="float">
            <text:p>191</text:p>
          </table:table-cell>
          <table:table-cell table:style-name="ce3" office:value-type="float" office:value="24.4943528543136" calcext:value-type="float">
            <text:p>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office:value-type="float" office:value="19.85" calcext:value-type="float">
            <text:p>20</text:p>
          </table:table-cell>
          <table:table-cell table:style-name="ce3" office:value-type="float" office:value="29.675" calcext:value-type="float">
            <text:p>30</text:p>
          </table:table-cell>
          <table:table-cell/>
          <table:table-cell table:style-name="ce3" office:value-type="float" office:value="246.740110027234" calcext:value-type="float">
            <text:p>247</text:p>
          </table:table-cell>
          <table:table-cell table:style-name="ce3" office:value-type="float" office:value="35.0819848428317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office:value-type="float" office:value="19.25" calcext:value-type="float">
            <text:p>19</text:p>
          </table:table-cell>
          <table:table-cell table:style-name="ce3" office:value-type="float" office:value="36.74" calcext:value-type="float">
            <text:p>37</text:p>
          </table:table-cell>
          <table:table-cell/>
          <table:table-cell table:style-name="ce3" office:value-type="float" office:value="355.305758439217" calcext:value-type="float">
            <text:p>355</text:p>
          </table:table-cell>
          <table:table-cell table:style-name="ce3" office:value-type="float" office:value="53.7754606898918" calcext:value-type="float">
            <text:p>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office:value-type="float" office:value="18.45" calcext:value-type="float">
            <text:p>18</text:p>
          </table:table-cell>
          <table:table-cell table:style-name="ce3" office:value-type="float" office:value="42.345" calcext:value-type="float">
            <text:p>42</text:p>
          </table:table-cell>
          <table:table-cell/>
          <table:table-cell table:style-name="ce3" office:value-type="float" office:value="483.610615653379" calcext:value-type="float">
            <text:p>484</text:p>
          </table:table-cell>
          <table:table-cell table:style-name="ce3" office:value-type="float" office:value="71.4347190281548" calcext:value-type="float">
            <text:p>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office:value-type="float" office:value="17.2" calcext:value-type="float">
            <text:p>17</text:p>
          </table:table-cell>
          <table:table-cell table:style-name="ce3" office:value-type="float" office:value="50.272" calcext:value-type="float">
            <text:p>50</text:p>
          </table:table-cell>
          <table:table-cell/>
          <table:table-cell table:style-name="ce3" office:value-type="float" office:value="631.654681669719" calcext:value-type="float">
            <text:p>632</text:p>
          </table:table-cell>
          <table:table-cell table:style-name="ce3" office:value-type="float" office:value="100.682819399951" calcext:value-type="float">
            <text:p>101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</text:p>
          </table:table-cell>
          <table:table-cell table:formula="of:=3 * 10^8" office:value-type="float" office:value="300000000" calcext:value-type="float">
            <text:p>300000000</text:p>
          </table:table-cell>
          <table:table-cell table:formula="of:=[.B68] * 100" office:value-type="float" office:value="30000000000" calcext:value-type="float">
            <text:p>30000000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.45" calcext:value-type="float">
            <text:p>15.45</text:p>
          </table:table-cell>
          <table:table-cell table:formula="of:=[.B69]*10^-18" office:value-type="float" office:value="1.545E-017" calcext:value-type="float">
            <text:p>1.545E-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xCx</text:p>
          </table:table-cell>
          <table:table-cell table:formula="of:=[.C69]*[.B68]^2" office:value-type="float" office:value="1.3905" calcext:value-type="float">
            <text:p>1.390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1.11265002973 * 10^-12" office:value-type="float" office:value="0.00000000000111265003" calcext:value-type="float">
            <text:p>1.11E-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0</text:p>
          </table:table-cell>
          <table:table-cell table:formula="of:=[.B73]*[.B72]" office:value-type="float" office:value="0.0000000000556325015" calcext:value-type="float">
            <text:p>5.56325015E-1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formula="of:=[.B70]*([.B74]*[.C68])^2" office:value-type="float" office:value="3.87320674300794" calcext:value-type="float">
            <text:p>3.873206743007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x</text:p>
          </table:table-cell>
          <table:table-cell table:formula="of:=SQRT([.B76])" office:value-type="float" office:value="1.96804642806209" calcext:value-type="float">
            <text:p>1.9680464280620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x</text:p>
          </table:table-cell>
          <table:table-cell table:formula="of:=[.B70]/[.B77]" office:value-type="float" office:value="0.706538209756164" calcext:value-type="float">
            <text:p>0.706538209756164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1/r2</text:p>
          </table:table-cell>
          <table:table-cell office:value-type="float" office:value="2.92" calcext:value-type="float">
            <text:p>2.92</text:p>
          </table:table-cell>
          <table:table-cell table:number-columns-repeated="17"/>
        </table:table-row>
        <table:table-row table:style-name="ro1">
          <table:table-cell/>
          <table:table-cell table:formula="of:=2 * LN([.B81])" office:value-type="float" office:value="2.14316723256038" calcext:value-type="float">
            <text:p>2.14316723256038</text:p>
          </table:table-cell>
          <table:table-cell table:number-columns-repeated="17"/>
        </table:table-row>
      </table:table>
      <table:table table:name="3.6" table:style-name="ta1">
        <table:shapes>
          <draw:frame draw:z-index="0" draw:style-name="gr1" draw:text-style-name="P1" svg:width="6.2988in" svg:height="3.4965in" svg:x="1.0043in" svg:y="4.511in">
            <draw:object draw:notify-on-update-of-ranges="'3.6'.F4:'3.6'.F17 '3.6'.I4:'3.6'.I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6"/>
        </table:table-row>
        <table:table-row table:style-name="ro1">
          <table:table-cell/>
          <table:table-cell table:formula="of:=[$'3.5'.B4]" office:value-type="float" office:value="1" calcext:value-type="float">
            <text:p>1</text:p>
          </table:table-cell>
          <table:table-cell table:style-name="ce3" table:formula="of:=[$'3.5'.C4]" office:value-type="float" office:value="24.5" calcext:value-type="float">
            <text:p>25</text:p>
          </table:table-cell>
          <table:table-cell table:number-columns-repeated="2"/>
          <table:table-cell table:formula="of:=SQRT([.B4])" office:value-type="float" office:value="1" calcext:value-type="float">
            <text:p>1</text:p>
          </table:table-cell>
          <table:table-cell table:formula="of:=LN([.$B$21]/[.C4]) / [.$B$20]" office:value-type="float" office:value="0.000403247651048293" calcext:value-type="float">
            <text:p>0.000403247651048293</text:p>
          </table:table-cell>
          <table:table-cell/>
          <table:table-cell table:formula="of:=[.G4]*1000" office:value-type="float" office:value="0.403247651048293" calcext:value-type="float">
            <text:p>0.403247651048293</text:p>
          </table:table-cell>
          <table:table-cell table:number-columns-repeated="2"/>
          <table:table-cell table:style-name="ce1" office:value-type="float" office:value="1" calcext:value-type="float">
            <text:p>1.0</text:p>
          </table:table-cell>
          <table:table-cell table:style-name="ce1" office:value-type="float" office:value="0.403247651048293" calcext:value-type="float">
            <text:p>0.4</text:p>
          </table:table-cell>
        </table:table-row>
        <table:table-row table:style-name="ro1">
          <table:table-cell/>
          <table:table-cell table:formula="of:=[$'3.5'.B5]" office:value-type="float" office:value="3" calcext:value-type="float">
            <text:p>3</text:p>
          </table:table-cell>
          <table:table-cell table:style-name="ce3" table:formula="of:=[$'3.5'.C5]" office:value-type="float" office:value="23.8" calcext:value-type="float">
            <text:p>24</text:p>
          </table:table-cell>
          <table:table-cell table:number-columns-repeated="2"/>
          <table:table-cell table:formula="of:=SQRT([.B5])" office:value-type="float" office:value="1.73205080756888" calcext:value-type="float">
            <text:p>1.73205080756888</text:p>
          </table:table-cell>
          <table:table-cell table:formula="of:=LN([.$B$21]/[.C5]) / [.$B$20]" office:value-type="float" office:value="0.00098184120141261" calcext:value-type="float">
            <text:p>0.00098184120141261</text:p>
          </table:table-cell>
          <table:table-cell/>
          <table:table-cell table:formula="of:=[.G5]*1000" office:value-type="float" office:value="0.98184120141261" calcext:value-type="float">
            <text:p>0.98184120141261</text:p>
          </table:table-cell>
          <table:table-cell table:number-columns-repeated="2"/>
          <table:table-cell table:style-name="ce1" office:value-type="float" office:value="1.73205080756888" calcext:value-type="float">
            <text:p>1.7</text:p>
          </table:table-cell>
          <table:table-cell table:style-name="ce1" office:value-type="float" office:value="0.98184120141261" calcext:value-type="float">
            <text:p>1.0</text:p>
          </table:table-cell>
        </table:table-row>
        <table:table-row table:style-name="ro1">
          <table:table-cell/>
          <table:table-cell table:formula="of:=[$'3.5'.B6]" office:value-type="float" office:value="5" calcext:value-type="float">
            <text:p>5</text:p>
          </table:table-cell>
          <table:table-cell table:style-name="ce3" table:formula="of:=[$'3.5'.C6]" office:value-type="float" office:value="22.8" calcext:value-type="float">
            <text:p>23</text:p>
          </table:table-cell>
          <table:table-cell table:number-columns-repeated="2"/>
          <table:table-cell table:formula="of:=SQRT([.B6])" office:value-type="float" office:value="2.23606797749979" calcext:value-type="float">
            <text:p>2.23606797749979</text:p>
          </table:table-cell>
          <table:table-cell table:formula="of:=LN([.$B$21]/[.C6]) / [.$B$20]" office:value-type="float" office:value="0.00183862852111388" calcext:value-type="float">
            <text:p>0.00183862852111388</text:p>
          </table:table-cell>
          <table:table-cell/>
          <table:table-cell table:formula="of:=[.G6]*1000" office:value-type="float" office:value="1.83862852111388" calcext:value-type="float">
            <text:p>1.83862852111388</text:p>
          </table:table-cell>
          <table:table-cell table:number-columns-repeated="2"/>
          <table:table-cell table:style-name="ce1" office:value-type="float" office:value="2.23606797749979" calcext:value-type="float">
            <text:p>2.2</text:p>
          </table:table-cell>
          <table:table-cell table:style-name="ce1" office:value-type="float" office:value="1.83862852111388" calcext:value-type="float">
            <text:p>1.8</text:p>
          </table:table-cell>
        </table:table-row>
        <table:table-row table:style-name="ro1">
          <table:table-cell/>
          <table:table-cell table:formula="of:=[$'3.5'.B7]" office:value-type="float" office:value="7" calcext:value-type="float">
            <text:p>7</text:p>
          </table:table-cell>
          <table:table-cell table:style-name="ce3" table:formula="of:=[$'3.5'.C7]" office:value-type="float" office:value="22.65" calcext:value-type="float">
            <text:p>23</text:p>
          </table:table-cell>
          <table:table-cell table:number-columns-repeated="2"/>
          <table:table-cell table:formula="of:=SQRT([.B7])" office:value-type="float" office:value="2.64575131106459" calcext:value-type="float">
            <text:p>2.64575131106459</text:p>
          </table:table-cell>
          <table:table-cell table:formula="of:=LN([.$B$21]/[.C7]) / [.$B$20]" office:value-type="float" office:value="0.0019703787013804" calcext:value-type="float">
            <text:p>0.0019703787013804</text:p>
          </table:table-cell>
          <table:table-cell/>
          <table:table-cell table:formula="of:=[.G7]*1000" office:value-type="float" office:value="1.9703787013804" calcext:value-type="float">
            <text:p>1.9703787013804</text:p>
          </table:table-cell>
          <table:table-cell table:number-columns-repeated="2"/>
          <table:table-cell table:style-name="ce1" office:value-type="float" office:value="2.64575131106459" calcext:value-type="float">
            <text:p>2.6</text:p>
          </table:table-cell>
          <table:table-cell table:style-name="ce1" office:value-type="float" office:value="1.9703787013804" calcext:value-type="float">
            <text:p>2.0</text:p>
          </table:table-cell>
        </table:table-row>
        <table:table-row table:style-name="ro1">
          <table:table-cell/>
          <table:table-cell table:formula="of:=[$'3.5'.B8]" office:value-type="float" office:value="8" calcext:value-type="float">
            <text:p>8</text:p>
          </table:table-cell>
          <table:table-cell table:style-name="ce3" table:formula="of:=[$'3.5'.C8]" office:value-type="float" office:value="22.5" calcext:value-type="float">
            <text:p>23</text:p>
          </table:table-cell>
          <table:table-cell table:number-columns-repeated="2"/>
          <table:table-cell table:formula="of:=SQRT([.B8])" office:value-type="float" office:value="2.82842712474619" calcext:value-type="float">
            <text:p>2.82842712474619</text:p>
          </table:table-cell>
          <table:table-cell table:formula="of:=LN([.$B$21]/[.C8]) / [.$B$20]" office:value-type="float" office:value="0.00210300430454743" calcext:value-type="float">
            <text:p>0.00210300430454743</text:p>
          </table:table-cell>
          <table:table-cell/>
          <table:table-cell table:formula="of:=[.G8]*1000" office:value-type="float" office:value="2.10300430454743" calcext:value-type="float">
            <text:p>2.10300430454743</text:p>
          </table:table-cell>
          <table:table-cell table:number-columns-repeated="2"/>
          <table:table-cell table:style-name="ce1" office:value-type="float" office:value="2.82842712474619" calcext:value-type="float">
            <text:p>2.8</text:p>
          </table:table-cell>
          <table:table-cell table:style-name="ce1" office:value-type="float" office:value="2.10300430454743" calcext:value-type="float">
            <text:p>2.1</text:p>
          </table:table-cell>
        </table:table-row>
        <table:table-row table:style-name="ro1">
          <table:table-cell/>
          <table:table-cell table:formula="of:=[$'3.5'.B9]" office:value-type="float" office:value="11" calcext:value-type="float">
            <text:p>11</text:p>
          </table:table-cell>
          <table:table-cell table:style-name="ce3" table:formula="of:=[$'3.5'.C9]" office:value-type="float" office:value="22" calcext:value-type="float">
            <text:p>22</text:p>
          </table:table-cell>
          <table:table-cell table:number-columns-repeated="2"/>
          <table:table-cell table:formula="of:=SQRT([.B9])" office:value-type="float" office:value="3.3166247903554" calcext:value-type="float">
            <text:p>3.3166247903554</text:p>
          </table:table-cell>
          <table:table-cell table:formula="of:=LN([.$B$21]/[.C9]) / [.$B$20]" office:value-type="float" office:value="0.00255156430159451" calcext:value-type="float">
            <text:p>0.00255156430159451</text:p>
          </table:table-cell>
          <table:table-cell/>
          <table:table-cell table:formula="of:=[.G9]*1000" office:value-type="float" office:value="2.55156430159451" calcext:value-type="float">
            <text:p>2.55156430159451</text:p>
          </table:table-cell>
          <table:table-cell table:number-columns-repeated="2"/>
          <table:table-cell table:style-name="ce1" office:value-type="float" office:value="3.3166247903554" calcext:value-type="float">
            <text:p>3.3</text:p>
          </table:table-cell>
          <table:table-cell table:style-name="ce1" office:value-type="float" office:value="2.55156430159451" calcext:value-type="float">
            <text:p>2.6</text:p>
          </table:table-cell>
        </table:table-row>
        <table:table-row table:style-name="ro1">
          <table:table-cell/>
          <table:table-cell table:formula="of:=[$'3.5'.B10]" office:value-type="float" office:value="13" calcext:value-type="float">
            <text:p>13</text:p>
          </table:table-cell>
          <table:table-cell table:style-name="ce3" table:formula="of:=[$'3.5'.C10]" office:value-type="float" office:value="21.65" calcext:value-type="float">
            <text:p>22</text:p>
          </table:table-cell>
          <table:table-cell table:number-columns-repeated="2"/>
          <table:table-cell table:formula="of:=SQRT([.B10])" office:value-type="float" office:value="3.60555127546399" calcext:value-type="float">
            <text:p>3.60555127546399</text:p>
          </table:table-cell>
          <table:table-cell table:formula="of:=LN([.$B$21]/[.C10]) / [.$B$20]" office:value-type="float" office:value="0.00287166408023357" calcext:value-type="float">
            <text:p>0.00287166408023357</text:p>
          </table:table-cell>
          <table:table-cell/>
          <table:table-cell table:formula="of:=[.G10]*1000" office:value-type="float" office:value="2.87166408023357" calcext:value-type="float">
            <text:p>2.87166408023357</text:p>
          </table:table-cell>
          <table:table-cell table:number-columns-repeated="2"/>
          <table:table-cell table:style-name="ce1" office:value-type="float" office:value="3.60555127546399" calcext:value-type="float">
            <text:p>3.6</text:p>
          </table:table-cell>
          <table:table-cell table:style-name="ce1" office:value-type="float" office:value="2.87166408023357" calcext:value-type="float">
            <text:p>2.9</text:p>
          </table:table-cell>
        </table:table-row>
        <table:table-row table:style-name="ro1">
          <table:table-cell/>
          <table:table-cell table:formula="of:=[$'3.5'.B11]" office:value-type="float" office:value="16" calcext:value-type="float">
            <text:p>16</text:p>
          </table:table-cell>
          <table:table-cell table:style-name="ce3" table:formula="of:=[$'3.5'.C11]" office:value-type="float" office:value="21.35" calcext:value-type="float">
            <text:p>21</text:p>
          </table:table-cell>
          <table:table-cell table:number-columns-repeated="2"/>
          <table:table-cell table:formula="of:=SQRT([.B11])" office:value-type="float" office:value="4" calcext:value-type="float">
            <text:p>4</text:p>
          </table:table-cell>
          <table:table-cell table:formula="of:=LN([.$B$21]/[.C11]) / [.$B$20]" office:value-type="float" office:value="0.00315018134118896" calcext:value-type="float">
            <text:p>0.00315018134118896</text:p>
          </table:table-cell>
          <table:table-cell/>
          <table:table-cell table:formula="of:=[.G11]*1000" office:value-type="float" office:value="3.15018134118897" calcext:value-type="float">
            <text:p>3.15018134118897</text:p>
          </table:table-cell>
          <table:table-cell table:number-columns-repeated="2"/>
          <table:table-cell table:style-name="ce1" office:value-type="float" office:value="4" calcext:value-type="float">
            <text:p>4.0</text:p>
          </table:table-cell>
          <table:table-cell table:style-name="ce1" office:value-type="float" office:value="3.15018134118897" calcext:value-type="float">
            <text:p>3.2</text:p>
          </table:table-cell>
        </table:table-row>
        <table:table-row table:style-name="ro1">
          <table:table-cell/>
          <table:table-cell table:formula="of:=[$'3.5'.B12]" office:value-type="float" office:value="19" calcext:value-type="float">
            <text:p>19</text:p>
          </table:table-cell>
          <table:table-cell table:style-name="ce3" table:formula="of:=[$'3.5'.C12]" office:value-type="float" office:value="21" calcext:value-type="float">
            <text:p>21</text:p>
          </table:table-cell>
          <table:table-cell table:number-columns-repeated="2"/>
          <table:table-cell table:formula="of:=SQRT([.B12])" office:value-type="float" office:value="4.35889894354067" calcext:value-type="float">
            <text:p>4.35889894354067</text:p>
          </table:table-cell>
          <table:table-cell table:formula="of:=LN([.$B$21]/[.C12]) / [.$B$20]" office:value-type="float" office:value="0.00348010752783988" calcext:value-type="float">
            <text:p>0.00348010752783988</text:p>
          </table:table-cell>
          <table:table-cell/>
          <table:table-cell table:formula="of:=[.G12]*1000" office:value-type="float" office:value="3.48010752783988" calcext:value-type="float">
            <text:p>3.48010752783988</text:p>
          </table:table-cell>
          <table:table-cell table:number-columns-repeated="2"/>
          <table:table-cell table:style-name="ce1" office:value-type="float" office:value="4.35889894354067" calcext:value-type="float">
            <text:p>4.4</text:p>
          </table:table-cell>
          <table:table-cell table:style-name="ce1" office:value-type="float" office:value="3.48010752783988" calcext:value-type="float">
            <text:p>3.5</text:p>
          </table:table-cell>
        </table:table-row>
        <table:table-row table:style-name="ro1">
          <table:table-cell/>
          <table:table-cell table:formula="of:=[$'3.5'.B13]" office:value-type="float" office:value="22" calcext:value-type="float">
            <text:p>22</text:p>
          </table:table-cell>
          <table:table-cell table:style-name="ce3" table:formula="of:=[$'3.5'.C13]" office:value-type="float" office:value="20.55" calcext:value-type="float">
            <text:p>21</text:p>
          </table:table-cell>
          <table:table-cell table:number-columns-repeated="2"/>
          <table:table-cell table:formula="of:=SQRT([.B13])" office:value-type="float" office:value="4.69041575982343" calcext:value-type="float">
            <text:p>4.69041575982343</text:p>
          </table:table-cell>
          <table:table-cell table:formula="of:=LN([.$B$21]/[.C13]) / [.$B$20]" office:value-type="float" office:value="0.00391247273305304" calcext:value-type="float">
            <text:p>0.00391247273305304</text:p>
          </table:table-cell>
          <table:table-cell/>
          <table:table-cell table:formula="of:=[.G13]*1000" office:value-type="float" office:value="3.91247273305304" calcext:value-type="float">
            <text:p>3.91247273305304</text:p>
          </table:table-cell>
          <table:table-cell table:number-columns-repeated="2"/>
          <table:table-cell table:style-name="ce1" office:value-type="float" office:value="4.69041575982343" calcext:value-type="float">
            <text:p>4.7</text:p>
          </table:table-cell>
          <table:table-cell table:style-name="ce1" office:value-type="float" office:value="3.91247273305304" calcext:value-type="float">
            <text:p>3.9</text:p>
          </table:table-cell>
        </table:table-row>
        <table:table-row table:style-name="ro1">
          <table:table-cell/>
          <table:table-cell table:formula="of:=[$'3.5'.B14]" office:value-type="float" office:value="25" calcext:value-type="float">
            <text:p>25</text:p>
          </table:table-cell>
          <table:table-cell table:style-name="ce3" table:formula="of:=[$'3.5'.C14]" office:value-type="float" office:value="19.85" calcext:value-type="float">
            <text:p>20</text:p>
          </table:table-cell>
          <table:table-cell table:number-columns-repeated="2"/>
          <table:table-cell table:formula="of:=SQRT([.B14])" office:value-type="float" office:value="5" calcext:value-type="float">
            <text:p>5</text:p>
          </table:table-cell>
          <table:table-cell table:formula="of:=LN([.$B$21]/[.C14]) / [.$B$20]" office:value-type="float" office:value="0.00460422789890222" calcext:value-type="float">
            <text:p>0.00460422789890222</text:p>
          </table:table-cell>
          <table:table-cell/>
          <table:table-cell table:formula="of:=[.G14]*1000" office:value-type="float" office:value="4.60422789890222" calcext:value-type="float">
            <text:p>4.60422789890222</text:p>
          </table:table-cell>
          <table:table-cell table:number-columns-repeated="2"/>
          <table:table-cell table:style-name="ce1" office:value-type="float" office:value="5" calcext:value-type="float">
            <text:p>5.0</text:p>
          </table:table-cell>
          <table:table-cell table:style-name="ce1" office:value-type="float" office:value="4.60422789890222" calcext:value-type="float">
            <text:p>4.6</text:p>
          </table:table-cell>
        </table:table-row>
        <table:table-row table:style-name="ro1">
          <table:table-cell/>
          <table:table-cell table:formula="of:=[$'3.5'.B15]" office:value-type="float" office:value="30" calcext:value-type="float">
            <text:p>30</text:p>
          </table:table-cell>
          <table:table-cell table:style-name="ce3" table:formula="of:=[$'3.5'.C15]" office:value-type="float" office:value="19.25" calcext:value-type="float">
            <text:p>19</text:p>
          </table:table-cell>
          <table:table-cell table:number-columns-repeated="2"/>
          <table:table-cell table:formula="of:=SQRT([.B15])" office:value-type="float" office:value="5.47722557505166" calcext:value-type="float">
            <text:p>5.47722557505166</text:p>
          </table:table-cell>
          <table:table-cell table:formula="of:=LN([.$B$21]/[.C15]) / [.$B$20]" office:value-type="float" office:value="0.00521686155956901" calcext:value-type="float">
            <text:p>0.00521686155956901</text:p>
          </table:table-cell>
          <table:table-cell/>
          <table:table-cell table:formula="of:=[.G15]*1000" office:value-type="float" office:value="5.21686155956901" calcext:value-type="float">
            <text:p>5.21686155956901</text:p>
          </table:table-cell>
          <table:table-cell table:number-columns-repeated="2"/>
          <table:table-cell table:style-name="ce1" office:value-type="float" office:value="5.47722557505166" calcext:value-type="float">
            <text:p>5.5</text:p>
          </table:table-cell>
          <table:table-cell table:style-name="ce1" office:value-type="float" office:value="5.21686155956901" calcext:value-type="float">
            <text:p>5.2</text:p>
          </table:table-cell>
        </table:table-row>
        <table:table-row table:style-name="ro1">
          <table:table-cell/>
          <table:table-cell table:formula="of:=[$'3.5'.B16]" office:value-type="float" office:value="35" calcext:value-type="float">
            <text:p>35</text:p>
          </table:table-cell>
          <table:table-cell table:style-name="ce3" table:formula="of:=[$'3.5'.C16]" office:value-type="float" office:value="18.45" calcext:value-type="float">
            <text:p>18</text:p>
          </table:table-cell>
          <table:table-cell table:number-columns-repeated="2"/>
          <table:table-cell table:formula="of:=SQRT([.B16])" office:value-type="float" office:value="5.91607978309962" calcext:value-type="float">
            <text:p>5.91607978309962</text:p>
          </table:table-cell>
          <table:table-cell table:formula="of:=LN([.$B$21]/[.C16]) / [.$B$20]" office:value-type="float" office:value="0.00606410088586157" calcext:value-type="float">
            <text:p>0.00606410088586157</text:p>
          </table:table-cell>
          <table:table-cell/>
          <table:table-cell table:formula="of:=[.G16]*1000" office:value-type="float" office:value="6.06410088586157" calcext:value-type="float">
            <text:p>6.06410088586157</text:p>
          </table:table-cell>
          <table:table-cell table:number-columns-repeated="2"/>
          <table:table-cell table:style-name="ce1" office:value-type="float" office:value="5.91607978309962" calcext:value-type="float">
            <text:p>5.9</text:p>
          </table:table-cell>
          <table:table-cell table:style-name="ce1" office:value-type="float" office:value="6.06410088586157" calcext:value-type="float">
            <text:p>6.1</text:p>
          </table:table-cell>
        </table:table-row>
        <table:table-row table:style-name="ro1">
          <table:table-cell/>
          <table:table-cell table:formula="of:=[$'3.5'.B17]" office:value-type="float" office:value="40" calcext:value-type="float">
            <text:p>4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formula="of:=SQRT([.B17])" office:value-type="float" office:value="6.32455532033676" calcext:value-type="float">
            <text:p>6.32455532033676</text:p>
          </table:table-cell>
          <table:table-cell table:formula="of:=LN([.$B$21]/[.C17]) / [.$B$20]" office:value-type="float" office:value="0.00655696740463146" calcext:value-type="float">
            <text:p>0.00655696740463146</text:p>
          </table:table-cell>
          <table:table-cell/>
          <table:table-cell table:formula="of:=[.G17]*1000" office:value-type="float" office:value="6.55696740463146" calcext:value-type="float">
            <text:p>6.55696740463146</text:p>
          </table:table-cell>
          <table:table-cell table:number-columns-repeated="2"/>
          <table:table-cell table:style-name="ce1" office:value-type="float" office:value="6.32455532033676" calcext:value-type="float">
            <text:p>6.3</text:p>
          </table:table-cell>
          <table:table-cell table:style-name="ce1" office:value-type="float" office:value="6.55696740463146" calcext:value-type="float">
            <text:p>6.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[$'3.5'.A21]" office:value-type="string" office:string-value="l" calcext:value-type="string">
            <text:p>l</text:p>
          </table:table-cell>
          <table:table-cell table:formula="of:=[$'3.5'.B21]" office:value-type="float" office:value="50.1" calcext:value-type="float">
            <text:p>50.1</text:p>
          </table:table-cell>
          <table:table-cell table:number-columns-repeated="11"/>
        </table:table-row>
        <table:table-row table:style-name="ro1">
          <table:table-cell table:formula="of:=[$'3.5'.A22]" office:value-type="string" office:string-value="U0" calcext:value-type="string">
            <text:p>U0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$'3.5'.A23]" office:value-type="string" office:string-value="VФ" calcext:value-type="string">
            <text:p>VФ</text:p>
          </table:table-cell>
          <table:table-cell table:formula="of:=[$'3.5'.B23]" office:value-type="float" office:value="2" calcext:value-type="float">
            <text:p>2</text:p>
          </table:table-cell>
          <table:table-cell table:number-columns-repeated="11"/>
        </table:table-row>
        <table:table-row table:style-name="ro1" table:number-rows-repeated="26">
          <table:table-cell table:number-columns-repeated="13"/>
        </table:table-row>
        <table:table-row table:style-name="ro1">
          <table:table-cell table:number-columns-repeated="2"/>
          <table:table-cell office:value-type="float" office:value="1.133" calcext:value-type="float">
            <text:p>1.133</text:p>
          </table:table-cell>
          <table:table-cell table:number-columns-repeated="10"/>
        </table:table-row>
      </table:table>
      <table:table table:name="4.2" table:style-name="ta1">
        <table:shapes>
          <draw:frame draw:z-index="0" draw:style-name="gr1" draw:text-style-name="P1" svg:width="6.2988in" svg:height="3.4965in" svg:x="1.0043in" svg:y="4.511in">
            <draw:object draw:notify-on-update-of-ranges="'4.2'.F4:'4.2'.F17 '4.2'.I4:'4.2'.I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4965in" svg:x="8.2382in" svg:y="4.6295in">
            <draw:object draw:notify-on-update-of-ranges="'4.2'.F4:'4.2'.F13 '4.2'.I4:'4.2'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6"/>
        </table:table-row>
        <table:table-row table:style-name="ro1">
          <table:table-cell/>
          <table:table-cell table:formula="of:=[$'3.5'.B4]" office:value-type="float" office:value="1" calcext:value-type="float">
            <text:p>1</text:p>
          </table:table-cell>
          <table:table-cell table:style-name="ce3" table:formula="of:=[$'3.5'.C4]" office:value-type="float" office:value="24.5" calcext:value-type="float">
            <text:p>25</text:p>
          </table:table-cell>
          <table:table-cell table:number-columns-repeated="2"/>
          <table:table-cell table:formula="of:=[.B4]^(3/2)" office:value-type="float" office:value="1" calcext:value-type="float">
            <text:p>1</text:p>
          </table:table-cell>
          <table:table-cell table:formula="of:=[$'3.5'.O4]*[$'3.5'.N4]" office:value-type="float" office:value="0.0000201221382758629" calcext:value-type="float">
            <text:p>2.01221382758629E-05</text:p>
          </table:table-cell>
          <table:table-cell/>
          <table:table-cell table:formula="of:=[.G4]*1000" office:value-type="float" office:value="0.0201221382758629" calcext:value-type="float">
            <text:p>0.0201221382758629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" office:value-type="float" office:value="0.0201221382758629" calcext:value-type="float">
            <text:p>0.0</text:p>
          </table:table-cell>
        </table:table-row>
        <table:table-row table:style-name="ro1">
          <table:table-cell/>
          <table:table-cell table:formula="of:=[$'3.5'.B5]" office:value-type="float" office:value="3" calcext:value-type="float">
            <text:p>3</text:p>
          </table:table-cell>
          <table:table-cell table:style-name="ce3" table:formula="of:=[$'3.5'.C5]" office:value-type="float" office:value="23.8" calcext:value-type="float">
            <text:p>24</text:p>
          </table:table-cell>
          <table:table-cell table:number-columns-repeated="2"/>
          <table:table-cell table:formula="of:=[.B5]^(3/2)" office:value-type="float" office:value="5.19615242270663" calcext:value-type="float">
            <text:p>5.19615242270663</text:p>
          </table:table-cell>
          <table:table-cell table:formula="of:=[$'3.5'.O5]*[$'3.5'.N5]" office:value-type="float" office:value="0.0000850537088648848" calcext:value-type="float">
            <text:p>8.50537088648848E-05</text:p>
          </table:table-cell>
          <table:table-cell/>
          <table:table-cell table:formula="of:=[.G5]*1000" office:value-type="float" office:value="0.0850537088648848" calcext:value-type="float">
            <text:p>0.0850537088648848</text:p>
          </table:table-cell>
          <table:table-cell table:number-columns-repeated="2"/>
          <table:table-cell table:style-name="ce3" office:value-type="float" office:value="5.19615242270663" calcext:value-type="float">
            <text:p>5</text:p>
          </table:table-cell>
          <table:table-cell table:style-name="ce1" office:value-type="float" office:value="0.0850537088648848" calcext:value-type="float">
            <text:p>0.1</text:p>
          </table:table-cell>
        </table:table-row>
        <table:table-row table:style-name="ro1">
          <table:table-cell/>
          <table:table-cell table:formula="of:=[$'3.5'.B6]" office:value-type="float" office:value="5" calcext:value-type="float">
            <text:p>5</text:p>
          </table:table-cell>
          <table:table-cell table:style-name="ce3" table:formula="of:=[$'3.5'.C6]" office:value-type="float" office:value="22.8" calcext:value-type="float">
            <text:p>23</text:p>
          </table:table-cell>
          <table:table-cell table:number-columns-repeated="2"/>
          <table:table-cell table:formula="of:=[.B6]^(3/2)" office:value-type="float" office:value="11.180339887499" calcext:value-type="float">
            <text:p>11.180339887499</text:p>
          </table:table-cell>
          <table:table-cell table:formula="of:=[$'3.5'.O6]*[$'3.5'.N6]" office:value-type="float" office:value="0.000245150469481851" calcext:value-type="float">
            <text:p>0.000245150469481851</text:p>
          </table:table-cell>
          <table:table-cell/>
          <table:table-cell table:formula="of:=[.G6]*1000" office:value-type="float" office:value="0.245150469481851" calcext:value-type="float">
            <text:p>0.245150469481851</text:p>
          </table:table-cell>
          <table:table-cell table:number-columns-repeated="2"/>
          <table:table-cell table:style-name="ce3" office:value-type="float" office:value="11.180339887499" calcext:value-type="float">
            <text:p>11</text:p>
          </table:table-cell>
          <table:table-cell table:style-name="ce1" office:value-type="float" office:value="0.245150469481851" calcext:value-type="float">
            <text:p>0.2</text:p>
          </table:table-cell>
        </table:table-row>
        <table:table-row table:style-name="ro1">
          <table:table-cell/>
          <table:table-cell table:formula="of:=[$'3.5'.B7]" office:value-type="float" office:value="7" calcext:value-type="float">
            <text:p>7</text:p>
          </table:table-cell>
          <table:table-cell table:style-name="ce3" table:formula="of:=[$'3.5'.C7]" office:value-type="float" office:value="22.65" calcext:value-type="float">
            <text:p>23</text:p>
          </table:table-cell>
          <table:table-cell table:number-columns-repeated="2"/>
          <table:table-cell table:formula="of:=[.B7]^(3/2)" office:value-type="float" office:value="18.5202591774521" calcext:value-type="float">
            <text:p>18.5202591774521</text:p>
          </table:table-cell>
          <table:table-cell table:formula="of:=[$'3.5'.O7]*[$'3.5'.N7]" office:value-type="float" office:value="0.000328475108062456" calcext:value-type="float">
            <text:p>0.000328475108062456</text:p>
          </table:table-cell>
          <table:table-cell/>
          <table:table-cell table:formula="of:=[.G7]*1000" office:value-type="float" office:value="0.328475108062456" calcext:value-type="float">
            <text:p>0.328475108062456</text:p>
          </table:table-cell>
          <table:table-cell table:number-columns-repeated="2"/>
          <table:table-cell table:style-name="ce3" office:value-type="float" office:value="18.5202591774521" calcext:value-type="float">
            <text:p>19</text:p>
          </table:table-cell>
          <table:table-cell table:style-name="ce1" office:value-type="float" office:value="0.328475108062456" calcext:value-type="float">
            <text:p>0.3</text:p>
          </table:table-cell>
        </table:table-row>
        <table:table-row table:style-name="ro1">
          <table:table-cell/>
          <table:table-cell table:formula="of:=[$'3.5'.B8]" office:value-type="float" office:value="8" calcext:value-type="float">
            <text:p>8</text:p>
          </table:table-cell>
          <table:table-cell table:style-name="ce3" table:formula="of:=[$'3.5'.C8]" office:value-type="float" office:value="22.5" calcext:value-type="float">
            <text:p>23</text:p>
          </table:table-cell>
          <table:table-cell table:number-columns-repeated="2"/>
          <table:table-cell table:formula="of:=[.B8]^(3/2)" office:value-type="float" office:value="22.6274169979695" calcext:value-type="float">
            <text:p>22.6274169979695</text:p>
          </table:table-cell>
          <table:table-cell table:formula="of:=[$'3.5'.O8]*[$'3.5'.N8]" office:value-type="float" office:value="0.000440581500609378" calcext:value-type="float">
            <text:p>0.000440581500609378</text:p>
          </table:table-cell>
          <table:table-cell/>
          <table:table-cell table:formula="of:=[.G8]*1000" office:value-type="float" office:value="0.440581500609378" calcext:value-type="float">
            <text:p>0.440581500609378</text:p>
          </table:table-cell>
          <table:table-cell table:number-columns-repeated="2"/>
          <table:table-cell table:style-name="ce3" office:value-type="float" office:value="22.6274169979695" calcext:value-type="float">
            <text:p>23</text:p>
          </table:table-cell>
          <table:table-cell table:style-name="ce1" office:value-type="float" office:value="0.440581500609378" calcext:value-type="float">
            <text:p>0.4</text:p>
          </table:table-cell>
        </table:table-row>
        <table:table-row table:style-name="ro1">
          <table:table-cell/>
          <table:table-cell table:formula="of:=[$'3.5'.B9]" office:value-type="float" office:value="11" calcext:value-type="float">
            <text:p>11</text:p>
          </table:table-cell>
          <table:table-cell table:style-name="ce3" table:formula="of:=[$'3.5'.C9]" office:value-type="float" office:value="22" calcext:value-type="float">
            <text:p>22</text:p>
          </table:table-cell>
          <table:table-cell table:number-columns-repeated="2"/>
          <table:table-cell table:formula="of:=[.B9]^(3/2)" office:value-type="float" office:value="36.4828726939094" calcext:value-type="float">
            <text:p>36.4828726939094</text:p>
          </table:table-cell>
          <table:table-cell table:formula="of:=[$'3.5'.O9]*[$'3.5'.N9]" office:value-type="float" office:value="0.000626941248555458" calcext:value-type="float">
            <text:p>0.000626941248555458</text:p>
          </table:table-cell>
          <table:table-cell/>
          <table:table-cell table:formula="of:=[.G9]*1000" office:value-type="float" office:value="0.626941248555458" calcext:value-type="float">
            <text:p>0.626941248555458</text:p>
          </table:table-cell>
          <table:table-cell table:number-columns-repeated="2"/>
          <table:table-cell table:style-name="ce3" office:value-type="float" office:value="36.4828726939094" calcext:value-type="float">
            <text:p>36</text:p>
          </table:table-cell>
          <table:table-cell table:style-name="ce1" office:value-type="float" office:value="0.626941248555458" calcext:value-type="float">
            <text:p>0.6</text:p>
          </table:table-cell>
        </table:table-row>
        <table:table-row table:style-name="ro1">
          <table:table-cell/>
          <table:table-cell table:formula="of:=[$'3.5'.B10]" office:value-type="float" office:value="13" calcext:value-type="float">
            <text:p>13</text:p>
          </table:table-cell>
          <table:table-cell table:style-name="ce3" table:formula="of:=[$'3.5'.C10]" office:value-type="float" office:value="21.65" calcext:value-type="float">
            <text:p>22</text:p>
          </table:table-cell>
          <table:table-cell table:number-columns-repeated="2"/>
          <table:table-cell table:formula="of:=[.B10]^(3/2)" office:value-type="float" office:value="46.8721665810319" calcext:value-type="float">
            <text:p>46.8721665810319</text:p>
          </table:table-cell>
          <table:table-cell table:formula="of:=[$'3.5'.O10]*[$'3.5'.N10]" office:value-type="float" office:value="0.000845793915527477" calcext:value-type="float">
            <text:p>0.000845793915527477</text:p>
          </table:table-cell>
          <table:table-cell/>
          <table:table-cell table:formula="of:=[.G10]*1000" office:value-type="float" office:value="0.845793915527477" calcext:value-type="float">
            <text:p>0.845793915527477</text:p>
          </table:table-cell>
          <table:table-cell table:number-columns-repeated="2"/>
          <table:table-cell table:style-name="ce3" office:value-type="float" office:value="46.8721665810319" calcext:value-type="float">
            <text:p>47</text:p>
          </table:table-cell>
          <table:table-cell table:style-name="ce1" office:value-type="float" office:value="0.845793915527477" calcext:value-type="float">
            <text:p>0.8</text:p>
          </table:table-cell>
        </table:table-row>
        <table:table-row table:style-name="ro1">
          <table:table-cell/>
          <table:table-cell table:formula="of:=[$'3.5'.B11]" office:value-type="float" office:value="16" calcext:value-type="float">
            <text:p>16</text:p>
          </table:table-cell>
          <table:table-cell table:style-name="ce3" table:formula="of:=[$'3.5'.C11]" office:value-type="float" office:value="21.35" calcext:value-type="float">
            <text:p>21</text:p>
          </table:table-cell>
          <table:table-cell table:number-columns-repeated="2"/>
          <table:table-cell table:formula="of:=[.B11]^(3/2)" office:value-type="float" office:value="64" calcext:value-type="float">
            <text:p>64</text:p>
          </table:table-cell>
          <table:table-cell table:formula="of:=[$'3.5'.O11]*[$'3.5'.N11]" office:value-type="float" office:value="0.0012706360188173" calcext:value-type="float">
            <text:p>0.0012706360188173</text:p>
          </table:table-cell>
          <table:table-cell/>
          <table:table-cell table:formula="of:=[.G11]*1000" office:value-type="float" office:value="1.2706360188173" calcext:value-type="float">
            <text:p>1.2706360188173</text:p>
          </table:table-cell>
          <table:table-cell table:number-columns-repeated="2"/>
          <table:table-cell table:style-name="ce3" office:value-type="float" office:value="64" calcext:value-type="float">
            <text:p>64</text:p>
          </table:table-cell>
          <table:table-cell table:style-name="ce1" office:value-type="float" office:value="1.2706360188173" calcext:value-type="float">
            <text:p>1.3</text:p>
          </table:table-cell>
        </table:table-row>
        <table:table-row table:style-name="ro1">
          <table:table-cell/>
          <table:table-cell table:formula="of:=[$'3.5'.B12]" office:value-type="float" office:value="19" calcext:value-type="float">
            <text:p>19</text:p>
          </table:table-cell>
          <table:table-cell table:style-name="ce3" table:formula="of:=[$'3.5'.C12]" office:value-type="float" office:value="21" calcext:value-type="float">
            <text:p>21</text:p>
          </table:table-cell>
          <table:table-cell table:number-columns-repeated="2"/>
          <table:table-cell table:formula="of:=[.B12]^(3/2)" office:value-type="float" office:value="82.8190799272728" calcext:value-type="float">
            <text:p>82.8190799272728</text:p>
          </table:table-cell>
          <table:table-cell table:formula="of:=[$'3.5'.O12]*[$'3.5'.N12]" office:value-type="float" office:value="0.00154896043439723" calcext:value-type="float">
            <text:p>0.00154896043439723</text:p>
          </table:table-cell>
          <table:table-cell/>
          <table:table-cell table:formula="of:=[.G12]*1000" office:value-type="float" office:value="1.54896043439723" calcext:value-type="float">
            <text:p>1.54896043439723</text:p>
          </table:table-cell>
          <table:table-cell table:number-columns-repeated="2"/>
          <table:table-cell table:style-name="ce3" office:value-type="float" office:value="82.8190799272728" calcext:value-type="float">
            <text:p>83</text:p>
          </table:table-cell>
          <table:table-cell table:style-name="ce1" office:value-type="float" office:value="1.54896043439723" calcext:value-type="float">
            <text:p>1.5</text:p>
          </table:table-cell>
        </table:table-row>
        <table:table-row table:style-name="ro1">
          <table:table-cell/>
          <table:table-cell table:formula="of:=[$'3.5'.B13]" office:value-type="float" office:value="22" calcext:value-type="float">
            <text:p>22</text:p>
          </table:table-cell>
          <table:table-cell table:style-name="ce3" table:formula="of:=[$'3.5'.C13]" office:value-type="float" office:value="20.55" calcext:value-type="float">
            <text:p>21</text:p>
          </table:table-cell>
          <table:table-cell table:number-columns-repeated="2"/>
          <table:table-cell table:formula="of:=[.B13]^(3/2)" office:value-type="float" office:value="103.189146716115" calcext:value-type="float">
            <text:p>103.189146716115</text:p>
          </table:table-cell>
          <table:table-cell table:formula="of:=[$'3.5'.O13]*[$'3.5'.N13]" office:value-type="float" office:value="0.00193640067642282" calcext:value-type="float">
            <text:p>0.00193640067642282</text:p>
          </table:table-cell>
          <table:table-cell/>
          <table:table-cell table:formula="of:=[.G13]*1000" office:value-type="float" office:value="1.93640067642282" calcext:value-type="float">
            <text:p>1.93640067642282</text:p>
          </table:table-cell>
          <table:table-cell table:number-columns-repeated="2"/>
          <table:table-cell table:style-name="ce3" office:value-type="float" office:value="103.189146716115" calcext:value-type="float">
            <text:p>103</text:p>
          </table:table-cell>
          <table:table-cell table:style-name="ce1" office:value-type="float" office:value="1.93640067642282" calcext:value-type="float">
            <text:p>1.9</text:p>
          </table:table-cell>
        </table:table-row>
        <table:table-row table:style-name="ro1">
          <table:table-cell/>
          <table:table-cell table:formula="of:=[$'3.5'.B14]" office:value-type="float" office:value="25" calcext:value-type="float">
            <text:p>25</text:p>
          </table:table-cell>
          <table:table-cell table:style-name="ce3" table:formula="of:=[$'3.5'.C14]" office:value-type="float" office:value="19.85" calcext:value-type="float">
            <text:p>20</text:p>
          </table:table-cell>
          <table:table-cell table:number-columns-repeated="2"/>
          <table:table-cell table:formula="of:=[.B14]^(3/2)" office:value-type="float" office:value="125" calcext:value-type="float">
            <text:p>125</text:p>
          </table:table-cell>
          <table:table-cell table:formula="of:=[$'3.5'.O14]*[$'3.5'.N14]" office:value-type="float" office:value="0.00272715494810226" calcext:value-type="float">
            <text:p>0.00272715494810226</text:p>
          </table:table-cell>
          <table:table-cell/>
          <table:table-cell table:formula="of:=[.G14]*1000" office:value-type="float" office:value="2.72715494810226" calcext:value-type="float">
            <text:p>2.72715494810226</text:p>
          </table:table-cell>
          <table:table-cell table:number-columns-repeated="2"/>
          <table:table-cell table:style-name="ce3" office:value-type="float" office:value="125" calcext:value-type="float">
            <text:p>125</text:p>
          </table:table-cell>
          <table:table-cell table:style-name="ce1" office:value-type="float" office:value="2.72715494810226" calcext:value-type="float">
            <text:p>2.7</text:p>
          </table:table-cell>
        </table:table-row>
        <table:table-row table:style-name="ro1">
          <table:table-cell/>
          <table:table-cell table:formula="of:=[$'3.5'.B15]" office:value-type="float" office:value="30" calcext:value-type="float">
            <text:p>30</text:p>
          </table:table-cell>
          <table:table-cell table:style-name="ce3" table:formula="of:=[$'3.5'.C15]" office:value-type="float" office:value="19.25" calcext:value-type="float">
            <text:p>19</text:p>
          </table:table-cell>
          <table:table-cell table:number-columns-repeated="2"/>
          <table:table-cell table:formula="of:=[.B15]^(3/2)" office:value-type="float" office:value="164.31676725155" calcext:value-type="float">
            <text:p>164.31676725155</text:p>
          </table:table-cell>
          <table:table-cell table:formula="of:=[$'3.5'.O15]*[$'3.5'.N15]" office:value-type="float" office:value="0.00382569847701728" calcext:value-type="float">
            <text:p>0.00382569847701728</text:p>
          </table:table-cell>
          <table:table-cell/>
          <table:table-cell table:formula="of:=[.G15]*1000" office:value-type="float" office:value="3.82569847701728" calcext:value-type="float">
            <text:p>3.82569847701728</text:p>
          </table:table-cell>
          <table:table-cell table:number-columns-repeated="2"/>
          <table:table-cell table:style-name="ce3" office:value-type="float" office:value="164.31676725155" calcext:value-type="float">
            <text:p>164</text:p>
          </table:table-cell>
          <table:table-cell table:style-name="ce1" office:value-type="float" office:value="3.82569847701728" calcext:value-type="float">
            <text:p>3.8</text:p>
          </table:table-cell>
        </table:table-row>
        <table:table-row table:style-name="ro1">
          <table:table-cell/>
          <table:table-cell table:formula="of:=[$'3.5'.B16]" office:value-type="float" office:value="35" calcext:value-type="float">
            <text:p>35</text:p>
          </table:table-cell>
          <table:table-cell table:style-name="ce3" table:formula="of:=[$'3.5'.C16]" office:value-type="float" office:value="18.45" calcext:value-type="float">
            <text:p>18</text:p>
          </table:table-cell>
          <table:table-cell table:number-columns-repeated="2"/>
          <table:table-cell table:formula="of:=[.B16]^(3/2)" office:value-type="float" office:value="207.062792408487" calcext:value-type="float">
            <text:p>207.062792408487</text:p>
          </table:table-cell>
          <table:table-cell table:formula="of:=[$'3.5'.O16]*[$'3.5'.N16]" office:value-type="float" office:value="0.00512543616790036" calcext:value-type="float">
            <text:p>0.00512543616790036</text:p>
          </table:table-cell>
          <table:table-cell/>
          <table:table-cell table:formula="of:=[.G16]*1000" office:value-type="float" office:value="5.12543616790036" calcext:value-type="float">
            <text:p>5.12543616790036</text:p>
          </table:table-cell>
          <table:table-cell table:number-columns-repeated="2"/>
          <table:table-cell table:style-name="ce3" office:value-type="float" office:value="207.062792408487" calcext:value-type="float">
            <text:p>207</text:p>
          </table:table-cell>
          <table:table-cell table:style-name="ce1" office:value-type="float" office:value="5.12543616790036" calcext:value-type="float">
            <text:p>5.1</text:p>
          </table:table-cell>
        </table:table-row>
        <table:table-row table:style-name="ro1">
          <table:table-cell/>
          <table:table-cell table:formula="of:=[$'3.5'.B17]" office:value-type="float" office:value="40" calcext:value-type="float">
            <text:p>4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formula="of:=[.B17]^(3/2)" office:value-type="float" office:value="252.98221281347" calcext:value-type="float">
            <text:p>252.98221281347</text:p>
          </table:table-cell>
          <table:table-cell table:formula="of:=[$'3.5'.O17]*[$'3.5'.N17]" office:value-type="float" office:value="0.00704305624330523" calcext:value-type="float">
            <text:p>0.00704305624330523</text:p>
          </table:table-cell>
          <table:table-cell/>
          <table:table-cell table:formula="of:=[.G17]*1000" office:value-type="float" office:value="7.04305624330523" calcext:value-type="float">
            <text:p>7.04305624330523</text:p>
          </table:table-cell>
          <table:table-cell table:number-columns-repeated="2"/>
          <table:table-cell table:style-name="ce3" office:value-type="float" office:value="252.98221281347" calcext:value-type="float">
            <text:p>253</text:p>
          </table:table-cell>
          <table:table-cell table:style-name="ce1" office:value-type="float" office:value="6.00012610065976" calcext:value-type="float">
            <text:p>6.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[$'3.5'.A21]" office:value-type="string" office:string-value="l" calcext:value-type="string">
            <text:p>l</text:p>
          </table:table-cell>
          <table:table-cell table:formula="of:=[$'3.5'.B21]" office:value-type="float" office:value="50.1" calcext:value-type="float">
            <text:p>50.1</text:p>
          </table:table-cell>
          <table:table-cell table:number-columns-repeated="11"/>
        </table:table-row>
        <table:table-row table:style-name="ro1">
          <table:table-cell table:formula="of:=[$'3.5'.A22]" office:value-type="string" office:string-value="U0" calcext:value-type="string">
            <text:p>U0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$'3.5'.A23]" office:value-type="string" office:string-value="VФ" calcext:value-type="string">
            <text:p>VФ</text:p>
          </table:table-cell>
          <table:table-cell table:formula="of:=[$'3.5'.B23]" office:value-type="float" office:value="2" calcext:value-type="float">
            <text:p>2</text:p>
          </table:table-cell>
          <table:table-cell table:number-columns-repeated="11"/>
        </table:table-row>
        <table:table-row table:style-name="ro1" table:number-rows-repeated="26">
          <table:table-cell table:number-columns-repeated="13"/>
        </table:table-row>
        <table:table-row table:style-name="ro1">
          <table:table-cell table:number-columns-repeated="2"/>
          <table:table-cell office:value-type="float" office:value="1.133" calcext:value-type="float">
            <text:p>1.133</text:p>
          </table:table-cell>
          <table:table-cell table:number-columns-repeated="10"/>
        </table:table-row>
      </table:table>
      <table:table table:name="5" table:style-name="ta1">
        <table:shapes>
          <draw:frame draw:z-index="0" draw:style-name="gr1" draw:text-style-name="P1" svg:width="6.2992in" svg:height="3.5484in" svg:x="0.3602in" svg:y="3.0445in">
            <draw:object draw:notify-on-update-of-ranges="'5'.H4:'5'.H13 '5'.I4:'5'.I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92in" svg:height="3.5484in" svg:x="7.6551in" svg:y="3.0374in">
            <draw:object draw:notify-on-update-of-ranges="'5'.K4:'5'.K13 '5'.K3:'5'.K3 '5'.M4:'5'.M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9.8 кГц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/[.B4] * 10^3"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5" calcext:value-type="float">
            <text:p>46.5</text:p>
          </table:table-cell>
          <table:table-cell table:formula="of:=[.L4]/2" office:value-type="float" office:value="23.25" calcext:value-type="float">
            <text:p>23.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1/[.B5] * 10^3" office:value-type="float" office:value="1000" calcext:value-type="float">
            <text:p>1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.7" calcext:value-type="float">
            <text:p>16.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.7" calcext:value-type="float">
            <text:p>29.7</text:p>
          </table:table-cell>
          <table:table-cell table:formula="of:=[.L5]/2" office:value-type="float" office:value="14.85" calcext:value-type="float">
            <text:p>14.8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/[.B6] * 10^3" office:value-type="float" office:value="666.666666666667" calcext:value-type="float">
            <text:p>666.6666666666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7" calcext:value-type="float">
            <text:p>11.7</text:p>
          </table:table-cell>
          <table:table-cell table:formula="of:=[.L6]/2" office:value-type="float" office:value="5.85" calcext:value-type="float">
            <text:p>5.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/[.B7] * 10^3" office:value-type="float" office:value="500" calcext:value-type="float">
            <text:p>5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.8" calcext:value-type="float">
            <text:p>51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.8" calcext:value-type="float">
            <text:p>29.8</text:p>
          </table:table-cell>
          <table:table-cell table:formula="of:=[.L7]/2" office:value-type="float" office:value="14.9" calcext:value-type="float">
            <text:p>14.9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table:formula="of:=1/[.B8] * 10^3" office:value-type="float" office:value="400" calcext:value-type="float">
            <text:p>4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[.L8]/2" office:value-type="float" office:value="22.5" calcext:value-type="float">
            <text:p>22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table:formula="of:=1/[.B9] * 10^3" office:value-type="float" office:value="333.333333333333" calcext:value-type="float">
            <text:p>333.3333333333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7.7" calcext:value-type="float">
            <text:p>47.7</text:p>
          </table:table-cell>
          <table:table-cell table:formula="of:=[.L9]/2" office:value-type="float" office:value="23.85" calcext:value-type="float">
            <text:p>23.85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  <table:table-cell table:formula="of:=1/[.B10] * 10^3" office:value-type="float" office:value="285.714285714286" calcext:value-type="float">
            <text:p>285.71428571428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2.4" calcext:value-type="float">
            <text:p>122.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table:formula="of:=[.L10]/2" office:value-type="float" office:value="16.95" calcext:value-type="float">
            <text:p>16.95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1/[.B11] * 10^3" office:value-type="float" office:value="263.157894736842" calcext:value-type="float">
            <text:p>263.15789473684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.2" calcext:value-type="float">
            <text:p>160.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table:formula="of:=[.L11]/2" office:value-type="float" office:value="4.25" calcext:value-type="float">
            <text:p>4.25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85.7" calcext:value-type="float">
            <text:p>185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.4" calcext:value-type="float">
            <text:p>21.4</text:p>
          </table:table-cell>
          <table:table-cell table:formula="of:=[.L12]/2" office:value-type="float" office:value="10.7" calcext:value-type="float">
            <text:p>10.7</text:p>
          </table:table-cell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217.7" calcext:value-type="float">
            <text:p>217.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1.1" calcext:value-type="float">
            <text:p>41.1</text:p>
          </table:table-cell>
          <table:table-cell table:formula="of:=[.L13]/2" office:value-type="float" office:value="20.55" calcext:value-type="float">
            <text:p>2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4" number:min-decimal-places="4" number:min-integer-digits="1" number:grouping="true"/>
    </number:number-style>
    <number:number-style style:name="N136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21">
      <number:number number:decimal-places="3" number:min-decimal-places="3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 number:grouping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4-12-05T12:25:30.316430209</dc:date>
    <meta:editing-duration>PT4H21M46S</meta:editing-duration>
    <meta:editing-cycles>11</meta:editing-cycles>
    <meta:document-statistic meta:table-count="7" meta:cell-count="734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scatter" chart:style-name="ch1">
        <chart:legend chart:legend-position="end" svg:x="12.46cm" svg:y="3.959cm" style:legend-expansion="high" chart:style-name="ch2"/>
        <chart:plot-area chart:style-name="ch3" table:cell-range-address="'1.3'.B2:'1.3'.H3" svg:x="0.32cm" svg:y="0.18cm" svg:width="11.82cm" svg:height="8.654cm">
          <chart:coordinate-region svg:x="1.232cm" svg:y="0.379cm" svg:width="10.814cm" svg:height="7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.3'.B3:'1.3'.H3" chart:class="chart:scatter">
            <chart:domain table:cell-range-address="'1.3'.B2:'1.3'.H2"/>
            <chart:regression-curve chart:style-name="ch8">
              <chart:equation chart:display-equation="true" chart:display-r-square="false" svg:x="1.533cm" svg:y="1.078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1.3'.B2:'1.3'.H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.93">
                <text:p>3.93</text:p>
                <draw:g>
                  <svg:desc>'1.3'.B3:'1.3'.H3</svg:desc>
                </draw:g>
              </table:table-cell>
              <table:table-cell office:value-type="float" office:value="7.9">
                <text:p>7.9</text:p>
              </table:table-cell>
              <table:table-cell office:value-type="float" office:value="11.9">
                <text:p>11.9</text:p>
              </table:table-cell>
              <table:table-cell office:value-type="float" office:value="15.9">
                <text:p>15.9</text:p>
              </table:table-cell>
              <table:table-cell office:value-type="float" office:value="19.9">
                <text:p>19.9</text:p>
              </table:table-cell>
              <table:table-cell office:value-type="float" office:value="23.8">
                <text:p>23.8</text:p>
              </table:table-cell>
              <table:table-cell office:value-type="float" office:value="27.8">
                <text:p>2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scatter" chart:style-name="ch1">
        <chart:legend chart:legend-position="end" svg:x="12.46cm" svg:y="3.959cm" style:legend-expansion="high" chart:style-name="ch2"/>
        <chart:plot-area chart:style-name="ch3" table:cell-range-address="'2.3'.B2:'2.3'.H3" svg:x="0.32cm" svg:y="0.18cm" svg:width="11.82cm" svg:height="8.654cm">
          <chart:coordinate-region svg:x="1.418cm" svg:y="0.379cm" svg:width="10.628cm" svg:height="7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.3'.B3:'2.3'.H3" chart:class="chart:scatter">
            <chart:domain table:cell-range-address="'2.3'.B2:'2.3'.H2"/>
            <chart:regression-curve chart:style-name="ch8">
              <chart:equation chart:display-equation="true" chart:display-r-square="false" svg:x="1.533cm" svg:y="1.078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2.3'.B2:'2.3'.H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.98">
                <text:p>3.98</text:p>
                <draw:g>
                  <svg:desc>'2.3'.B3:'2.3'.H3</svg:desc>
                </draw:g>
              </table:table-cell>
              <table:table-cell office:value-type="float" office:value="7.98">
                <text:p>7.98</text:p>
              </table:table-cell>
              <table:table-cell office:value-type="float" office:value="11.98">
                <text:p>11.98</text:p>
              </table:table-cell>
              <table:table-cell office:value-type="float" office:value="15.87">
                <text:p>15.87</text:p>
              </table:table-cell>
              <table:table-cell office:value-type="float" office:value="19.96">
                <text:p>19.96</text:p>
              </table:table-cell>
              <table:table-cell office:value-type="float" office:value="23.97">
                <text:p>23.97</text:p>
              </table:table-cell>
              <table:table-cell office:value-type="float" office:value="27.98">
                <text:p>27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0" chart:regression-type="linear"/>
      <style:graphic-properties svg:stroke-color="#004586"/>
    </style:style>
    <style:style style:name="ch10" style:family="chart" style:data-style-name="N12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882cm" xlink:href=".." xlink:type="simple" chart:class="chart:scatter" chart:style-name="ch1">
        <chart:plot-area chart:style-name="ch2" table:cell-range-address="'3.6'.F4:'3.6'.F17 '3.6'.I4:'3.6'.I17" svg:x="1.331cm" svg:y="0.177cm" svg:width="14.349cm" svg:height="7.547cm">
          <chart:coordinate-region svg:x="1.767cm" svg:y="0.377cm" svg:width="13.819cm" svg:height="6.7cm"/>
          <chart:axis chart:dimension="x" chart:name="primary-x" chart:style-name="ch3">
            <chart:title svg:x="7.416cm" svg:y="7.901cm" chart:style-name="ch4">
              <text:p>x2, 1e3 / c^1/2</text:p>
            </chart:title>
          </chart:axis>
          <chart:axis chart:dimension="y" chart:name="primary-y" chart:style-name="ch5">
            <chart:title svg:x="0.451cm" svg:y="4.814cm" chart:style-name="ch6">
              <text:p>y2, 1e-3 / м</text:p>
            </chart:title>
            <chart:grid chart:style-name="ch7" chart:class="major"/>
          </chart:axis>
          <chart:series chart:style-name="ch8" chart:values-cell-range-address="'3.6'.I4:'3.6'.I17" chart:class="chart:scatter">
            <chart:domain table:cell-range-address="'3.6'.F4:'3.6'.F17"/>
            <chart:regression-curve chart:style-name="ch9">
              <chart:equation chart:display-equation="true" chart:display-r-square="false" svg:x="3.196cm" svg:y="0.551cm" chart:style-name="ch10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.6'.F4:'3.6'.F17</svg:desc>
                </draw:g>
              </table:table-cell>
              <table:table-cell office:value-type="float" office:value="0.403247651048293">
                <text:p>0.403247651048293</text:p>
                <draw:g>
                  <svg:desc>'3.6'.I4:'3.6'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0.98184120141261">
                <text:p>0.98184120141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1.83862852111388">
                <text:p>1.83862852111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4575131106459">
                <text:p>2.64575131106459</text:p>
              </table:table-cell>
              <table:table-cell office:value-type="float" office:value="1.9703787013804">
                <text:p>1.9703787013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2.10300430454743">
                <text:p>2.10300430454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166247903554">
                <text:p>3.3166247903554</text:p>
              </table:table-cell>
              <table:table-cell office:value-type="float" office:value="2.55156430159451">
                <text:p>2.55156430159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0555127546399">
                <text:p>3.60555127546399</text:p>
              </table:table-cell>
              <table:table-cell office:value-type="float" office:value="2.87166408023357">
                <text:p>2.87166408023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.15018134118897">
                <text:p>3.15018134118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5889894354067">
                <text:p>4.35889894354067</text:p>
              </table:table-cell>
              <table:table-cell office:value-type="float" office:value="3.48010752783988">
                <text:p>3.48010752783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9041575982343">
                <text:p>4.69041575982343</text:p>
              </table:table-cell>
              <table:table-cell office:value-type="float" office:value="3.91247273305304">
                <text:p>3.91247273305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.60422789890222">
                <text:p>4.60422789890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7722557505166">
                <text:p>5.47722557505166</text:p>
              </table:table-cell>
              <table:table-cell office:value-type="float" office:value="5.21686155956901">
                <text:p>5.21686155956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1607978309962">
                <text:p>5.91607978309962</text:p>
              </table:table-cell>
              <table:table-cell office:value-type="float" office:value="6.06410088586157">
                <text:p>6.06410088586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6.55696740463146">
                <text:p>6.556967404631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7">
      <number:scientific-number number:decimal-places="5" number:min-decimal-places="5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0" chart:regression-type="linear"/>
      <style:graphic-properties svg:stroke-color="#004586"/>
    </style:style>
    <style:style style:name="ch10" style:family="chart" style:data-style-name="N137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882cm" xlink:href=".." xlink:type="simple" chart:class="chart:scatter" chart:style-name="ch1">
        <chart:plot-area chart:style-name="ch2" table:cell-range-address="'3.5'.M4:'3.5'.M17 '3.5'.P4:'3.5'.P17" svg:x="1.331cm" svg:y="0.177cm" svg:width="14.349cm" svg:height="7.547cm">
          <chart:coordinate-region svg:x="2.058cm" svg:y="0.376cm" svg:width="13.157cm" svg:height="6.701cm"/>
          <chart:axis chart:dimension="x" chart:name="primary-x" chart:style-name="ch3">
            <chart:title svg:x="7.456cm" svg:y="7.901cm" chart:style-name="ch4">
              <text:p>x1, 1e12 / c^2</text:p>
            </chart:title>
          </chart:axis>
          <chart:axis chart:dimension="y" chart:name="primary-y" chart:style-name="ch5">
            <chart:title svg:x="0.451cm" svg:y="4.748cm" chart:style-name="ch6">
              <text:p>y1, 1 / м^2</text:p>
            </chart:title>
            <chart:grid chart:style-name="ch7" chart:class="major"/>
          </chart:axis>
          <chart:series chart:style-name="ch8" chart:values-cell-range-address="'3.5'.P4:'3.5'.P17" chart:class="chart:scatter">
            <chart:domain table:cell-range-address="'3.5'.M4:'3.5'.M17"/>
            <chart:regression-curve chart:style-name="ch9">
              <chart:equation chart:display-equation="true" chart:display-r-square="false" chart:style-name="ch10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4784176043574">
                <text:p>39.4784176043574</text:p>
                <draw:g>
                  <svg:desc>'3.5'.M4:'3.5'.M17</svg:desc>
                </draw:g>
              </table:table-cell>
              <table:table-cell office:value-type="float" office:value="0.00248986731153144">
                <text:p>0.00248986731153144</text:p>
                <draw:g>
                  <svg:desc>'3.5'.P4:'3.5'.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.305758439217">
                <text:p>355.305758439217</text:p>
              </table:table-cell>
              <table:table-cell office:value-type="float" office:value="0.00750322919824083">
                <text:p>0.00750322919824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6.960440108936">
                <text:p>986.960440108936</text:p>
              </table:table-cell>
              <table:table-cell office:value-type="float" office:value="0.0177743972229391">
                <text:p>0.0177743972229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4.44246261351">
                <text:p>1934.44246261351</text:p>
              </table:table-cell>
              <table:table-cell office:value-type="float" office:value="0.0277872036990636">
                <text:p>0.0277872036990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6.61872667888">
                <text:p>2526.61872667888</text:p>
              </table:table-cell>
              <table:table-cell office:value-type="float" office:value="0.0438862455375637">
                <text:p>0.0438862455375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76.88853012725">
                <text:p>4776.88853012725</text:p>
              </table:table-cell>
              <table:table-cell office:value-type="float" office:value="0.0603661971980703">
                <text:p>0.0603661971980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71.85257513641">
                <text:p>6671.85257513641</text:p>
              </table:table-cell>
              <table:table-cell office:value-type="float" office:value="0.086740227057468">
                <text:p>0.086740227057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06.4749067155">
                <text:p>10106.4749067155</text:p>
              </table:table-cell>
              <table:table-cell office:value-type="float" office:value="0.162683955664771">
                <text:p>0.162683955664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51.708755173">
                <text:p>14251.708755173</text:p>
              </table:table-cell>
              <table:table-cell office:value-type="float" office:value="0.198092837039052">
                <text:p>0.198092837039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07.554120509">
                <text:p>19107.554120509</text:p>
              </table:table-cell>
              <table:table-cell office:value-type="float" office:value="0.244940535760925">
                <text:p>0.244940535760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74.0110027234">
                <text:p>24674.0110027234</text:p>
              </table:table-cell>
              <table:table-cell office:value-type="float" office:value="0.350816297748815">
                <text:p>0.350816297748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530.5758439217">
                <text:p>35530.5758439217</text:p>
              </table:table-cell>
              <table:table-cell office:value-type="float" office:value="0.537750562133246">
                <text:p>0.537750562133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361.0615653379">
                <text:p>48361.0615653379</text:p>
              </table:table-cell>
              <table:table-cell office:value-type="float" office:value="0.71434246222134">
                <text:p>0.71434246222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165.4681669719">
                <text:p>63165.4681669719</text:p>
              </table:table-cell>
              <table:table-cell office:value-type="float" office:value="0.890236346907371">
                <text:p>0.8902363469073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5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0" chart:regression-type="linear"/>
      <style:graphic-properties svg:stroke-color="#004586"/>
    </style:style>
    <style:style style:name="ch10" style:family="chart" style:data-style-name="N135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882cm" xlink:href=".." xlink:type="simple" chart:class="chart:scatter" chart:style-name="ch1">
        <chart:plot-area chart:style-name="ch2" table:cell-range-address="'3.5'.R4:'3.5'.S17" svg:x="1.331cm" svg:y="0.177cm" svg:width="14.349cm" svg:height="7.547cm">
          <chart:coordinate-region svg:x="2.138cm" svg:y="0.377cm" svg:width="13.262cm" svg:height="6.7cm"/>
          <chart:axis chart:dimension="x" chart:name="primary-x" chart:style-name="ch3">
            <chart:title svg:x="7.456cm" svg:y="7.901cm" chart:style-name="ch4">
              <text:p>x1, 1e14 / c^2</text:p>
            </chart:title>
          </chart:axis>
          <chart:axis chart:dimension="y" chart:name="primary-y" chart:style-name="ch5">
            <chart:title svg:x="0.451cm" svg:y="4.986cm" chart:style-name="ch6">
              <text:p>y1, 1e-2 / м^2</text:p>
            </chart:title>
            <chart:grid chart:style-name="ch7" chart:class="major"/>
          </chart:axis>
          <chart:series chart:style-name="ch8" chart:values-cell-range-address="'3.5'.S4:'3.5'.S17" chart:class="chart:scatter">
            <chart:domain table:cell-range-address="'3.5'.R4:'3.5'.R17"/>
            <chart:regression-curve chart:style-name="ch9">
              <chart:equation chart:display-equation="true" chart:display-r-square="false" chart:style-name="ch10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4784176043574">
                <text:p>0.394784176043574</text:p>
                <draw:g>
                  <svg:desc>'3.5'.R4:'3.5'.R17</svg:desc>
                </draw:g>
              </table:table-cell>
              <table:table-cell office:value-type="float" office:value="0.248986731153144">
                <text:p>0.248986731153144</text:p>
                <draw:g>
                  <svg:desc>'3.5'.S4:'3.5'.S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5305758439217">
                <text:p>3.55305758439217</text:p>
              </table:table-cell>
              <table:table-cell office:value-type="float" office:value="0.750322919824083">
                <text:p>0.750322919824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86960440108936">
                <text:p>9.86960440108936</text:p>
              </table:table-cell>
              <table:table-cell office:value-type="float" office:value="1.77743972229391">
                <text:p>1.77743972229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444246261351">
                <text:p>19.3444246261351</text:p>
              </table:table-cell>
              <table:table-cell office:value-type="float" office:value="2.77872036990636">
                <text:p>2.77872036990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2661872667888">
                <text:p>25.2661872667888</text:p>
              </table:table-cell>
              <table:table-cell office:value-type="float" office:value="4.38862455375637">
                <text:p>4.38862455375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7688853012725">
                <text:p>47.7688853012725</text:p>
              </table:table-cell>
              <table:table-cell office:value-type="float" office:value="6.03661971980703">
                <text:p>6.03661971980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7185257513641">
                <text:p>66.7185257513641</text:p>
              </table:table-cell>
              <table:table-cell office:value-type="float" office:value="8.6740227057468">
                <text:p>8.6740227057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.064749067155">
                <text:p>101.064749067155</text:p>
              </table:table-cell>
              <table:table-cell office:value-type="float" office:value="16.2683955664771">
                <text:p>16.2683955664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.51708755173">
                <text:p>142.51708755173</text:p>
              </table:table-cell>
              <table:table-cell office:value-type="float" office:value="19.8092837039052">
                <text:p>19.8092837039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.07554120509">
                <text:p>191.07554120509</text:p>
              </table:table-cell>
              <table:table-cell office:value-type="float" office:value="24.4940535760925">
                <text:p>24.4940535760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.740110027234">
                <text:p>246.740110027234</text:p>
              </table:table-cell>
              <table:table-cell office:value-type="float" office:value="35.0816297748815">
                <text:p>35.0816297748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5.305758439217">
                <text:p>355.305758439217</text:p>
              </table:table-cell>
              <table:table-cell office:value-type="float" office:value="53.7750562133246">
                <text:p>53.7750562133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3.610615653379">
                <text:p>483.610615653379</text:p>
              </table:table-cell>
              <table:table-cell office:value-type="float" office:value="71.434246222134">
                <text:p>71.434246222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1.654681669719">
                <text:p>631.654681669719</text:p>
              </table:table-cell>
              <table:table-cell office:value-type="float" office:value="89.0236346907371">
                <text:p>89.02363469073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0" chart:regression-type="linear"/>
      <style:graphic-properties svg:stroke-color="#004586"/>
    </style:style>
    <style:style style:name="ch10" style:family="chart" style:data-style-name="N12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882cm" xlink:href=".." xlink:type="simple" chart:class="chart:scatter" chart:style-name="ch1">
        <chart:plot-area chart:style-name="ch2" table:cell-range-address="'4.2'.F4:'4.2'.F17 '4.2'.I4:'4.2'.I17" svg:x="1.331cm" svg:y="0.177cm" svg:width="14.349cm" svg:height="7.547cm">
          <chart:coordinate-region svg:x="1.767cm" svg:y="0.376cm" svg:width="13.633cm" svg:height="6.701cm"/>
          <chart:axis chart:dimension="x" chart:name="primary-x" chart:style-name="ch3">
            <chart:title svg:x="7.31cm" svg:y="7.901cm" chart:style-name="ch4">
              <text:p>x3, 1e9 / c^(3/2)</text:p>
            </chart:title>
          </chart:axis>
          <chart:axis chart:dimension="y" chart:name="primary-y" chart:style-name="ch5">
            <chart:title svg:x="0.451cm" svg:y="4.986cm" chart:style-name="ch6">
              <text:p>y3, 1e-3 / м^2</text:p>
            </chart:title>
            <chart:grid chart:style-name="ch7" chart:class="major"/>
          </chart:axis>
          <chart:series chart:style-name="ch8" chart:values-cell-range-address="'4.2'.I4:'4.2'.I17" chart:class="chart:scatter">
            <chart:domain table:cell-range-address="'4.2'.F4:'4.2'.F17"/>
            <chart:regression-curve chart:style-name="ch9">
              <chart:equation chart:display-equation="true" chart:display-r-square="false" svg:x="3.196cm" svg:y="0.551cm" chart:style-name="ch10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4.2'.F4:'4.2'.F17</svg:desc>
                </draw:g>
              </table:table-cell>
              <table:table-cell office:value-type="float" office:value="0.0201221382758629">
                <text:p>0.0201221382758629</text:p>
                <draw:g>
                  <svg:desc>'4.2'.I4:'4.2'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9615242270663">
                <text:p>5.19615242270663</text:p>
              </table:table-cell>
              <table:table-cell office:value-type="float" office:value="0.0850537088648848">
                <text:p>0.0850537088648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80339887499">
                <text:p>11.180339887499</text:p>
              </table:table-cell>
              <table:table-cell office:value-type="float" office:value="0.245150469481851">
                <text:p>0.245150469481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5202591774521">
                <text:p>18.5202591774521</text:p>
              </table:table-cell>
              <table:table-cell office:value-type="float" office:value="0.328475108062456">
                <text:p>0.328475108062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0.440581500609378">
                <text:p>0.440581500609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4828726939094">
                <text:p>36.4828726939094</text:p>
              </table:table-cell>
              <table:table-cell office:value-type="float" office:value="0.626941248555458">
                <text:p>0.626941248555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8721665810319">
                <text:p>46.8721665810319</text:p>
              </table:table-cell>
              <table:table-cell office:value-type="float" office:value="0.845793915527477">
                <text:p>0.845793915527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.2706360188173">
                <text:p>1.2706360188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8190799272728">
                <text:p>82.8190799272728</text:p>
              </table:table-cell>
              <table:table-cell office:value-type="float" office:value="1.54896043439723">
                <text:p>1.54896043439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.189146716115">
                <text:p>103.189146716115</text:p>
              </table:table-cell>
              <table:table-cell office:value-type="float" office:value="1.93640067642282">
                <text:p>1.93640067642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2.72715494810226">
                <text:p>2.727154948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.31676725155">
                <text:p>164.31676725155</text:p>
              </table:table-cell>
              <table:table-cell office:value-type="float" office:value="3.82569847701728">
                <text:p>3.82569847701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.062792408487">
                <text:p>207.062792408487</text:p>
              </table:table-cell>
              <table:table-cell office:value-type="float" office:value="5.12543616790036">
                <text:p>5.12543616790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.98221281347">
                <text:p>252.98221281347</text:p>
              </table:table-cell>
              <table:table-cell office:value-type="float" office:value="7.04305624330523">
                <text:p>7.043056243305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0" chart:regression-type="linear"/>
      <style:graphic-properties svg:stroke-color="#004586"/>
    </style:style>
    <style:style style:name="ch10" style:family="chart" style:data-style-name="N12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882cm" xlink:href=".." xlink:type="simple" chart:class="chart:scatter" chart:style-name="ch1">
        <chart:plot-area chart:style-name="ch2" table:cell-range-address="'4.2'.F4:'4.2'.F13 '4.2'.I4:'4.2'.I13" svg:x="1.331cm" svg:y="0.177cm" svg:width="14.349cm" svg:height="7.547cm">
          <chart:coordinate-region svg:x="2.058cm" svg:y="0.376cm" svg:width="13.342cm" svg:height="6.701cm"/>
          <chart:axis chart:dimension="x" chart:name="primary-x" chart:style-name="ch3">
            <chart:title svg:x="7.416cm" svg:y="7.901cm" chart:style-name="ch4">
              <text:p>x2, 1e3 / c^1/2</text:p>
            </chart:title>
          </chart:axis>
          <chart:axis chart:dimension="y" chart:name="primary-y" chart:style-name="ch5">
            <chart:title svg:x="0.451cm" svg:y="4.986cm" chart:style-name="ch6">
              <text:p>y2, 1e-3 / м^2</text:p>
            </chart:title>
            <chart:grid chart:style-name="ch7" chart:class="major"/>
          </chart:axis>
          <chart:series chart:style-name="ch8" chart:values-cell-range-address="'4.2'.I4:'4.2'.I13" chart:class="chart:scatter">
            <chart:domain table:cell-range-address="'4.2'.F4:'4.2'.F13"/>
            <chart:regression-curve chart:style-name="ch9">
              <chart:equation chart:display-equation="true" chart:display-r-square="false" svg:x="3.196cm" svg:y="0.551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4.2'.F4:'4.2'.F13</svg:desc>
                </draw:g>
              </table:table-cell>
              <table:table-cell office:value-type="float" office:value="0.0201221382758629">
                <text:p>0.0201221382758629</text:p>
                <draw:g>
                  <svg:desc>'4.2'.I4:'4.2'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9615242270663">
                <text:p>5.19615242270663</text:p>
              </table:table-cell>
              <table:table-cell office:value-type="float" office:value="0.0850537088648848">
                <text:p>0.0850537088648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80339887499">
                <text:p>11.180339887499</text:p>
              </table:table-cell>
              <table:table-cell office:value-type="float" office:value="0.245150469481851">
                <text:p>0.245150469481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5202591774521">
                <text:p>18.5202591774521</text:p>
              </table:table-cell>
              <table:table-cell office:value-type="float" office:value="0.328475108062456">
                <text:p>0.328475108062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0.440581500609378">
                <text:p>0.440581500609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4828726939094">
                <text:p>36.4828726939094</text:p>
              </table:table-cell>
              <table:table-cell office:value-type="float" office:value="0.626941248555458">
                <text:p>0.626941248555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8721665810319">
                <text:p>46.8721665810319</text:p>
              </table:table-cell>
              <table:table-cell office:value-type="float" office:value="0.845793915527477">
                <text:p>0.845793915527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.2706360188173">
                <text:p>1.2706360188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8190799272728">
                <text:p>82.8190799272728</text:p>
              </table:table-cell>
              <table:table-cell office:value-type="float" office:value="1.54896043439723">
                <text:p>1.54896043439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.189146716115">
                <text:p>103.189146716115</text:p>
              </table:table-cell>
              <table:table-cell office:value-type="float" office:value="1.93640067642282">
                <text:p>1.936400676422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 style:data-style-name="N2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scatter" chart:style-name="ch1">
        <chart:plot-area chart:style-name="ch2" table:cell-range-address="'5'.H4:'5'.I13" svg:x="1.331cm" svg:y="0.18cm" svg:width="14.35cm" svg:height="7.673cm">
          <chart:coordinate-region svg:x="2.138cm" svg:y="0.379cm" svg:width="13.356cm" svg:height="6.827cm"/>
          <chart:axis chart:dimension="x" chart:name="primary-x" chart:style-name="ch3">
            <chart:title svg:x="8.052cm" svg:y="8.033cm" chart:style-name="ch4">
              <text:p>v, кГц</text:p>
            </chart:title>
          </chart:axis>
          <chart:axis chart:dimension="y" chart:name="primary-y" chart:style-name="ch3">
            <chart:title svg:x="0.451cm" svg:y="4.642cm" chart:style-name="ch5">
              <text:p>Δφ, рад</text:p>
            </chart:title>
            <chart:grid chart:style-name="ch6" chart:class="major"/>
          </chart:axis>
          <chart:series chart:style-name="ch7" chart:values-cell-range-address="'5'.I4:'5'.I13" chart:class="chart:scatter">
            <chart:domain table:cell-range-address="'5'.H4:'5'.H13"/>
            <chart:regression-curve chart:style-name="ch8">
              <chart:equation chart:display-equation="true" chart:display-r-square="false" chart:style-name="ch9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'.H4:'5'.H13</svg:desc>
                </draw:g>
              </table:table-cell>
              <table:table-cell office:value-type="float" office:value="6.3">
                <text:p>6.3</text:p>
                <draw:g>
                  <svg:desc>'5'.I4:'5'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60.2">
                <text:p>16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217.7">
                <text:p>217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scatter" chart:style-name="ch1">
        <chart:legend chart:legend-position="end" svg:x="13.546cm" svg:y="4.208cm" style:legend-expansion="high" chart:style-name="ch2"/>
        <chart:plot-area chart:style-name="ch3" table:cell-range-address="'5'.K3:'5'.K13 '5'.M4:'5'.M13" chart:data-source-has-labels="row" svg:x="1.331cm" svg:y="0.18cm" svg:width="11.895cm" svg:height="7.673cm">
          <chart:coordinate-region svg:x="1.952cm" svg:y="0.379cm" svg:width="11.087cm" svg:height="6.827cm"/>
          <chart:axis chart:dimension="x" chart:name="primary-x" chart:style-name="ch4">
            <chart:title svg:x="7.102cm" svg:y="8.033cm" chart:style-name="ch5">
              <text:p>N</text:p>
            </chart:title>
          </chart:axis>
          <chart:axis chart:dimension="y" chart:name="primary-y" chart:style-name="ch4">
            <chart:title svg:x="0.451cm" svg:y="4.378cm" chart:style-name="ch6">
              <text:p>U, В</text:p>
            </chart:title>
            <chart:grid chart:style-name="ch7" chart:class="major"/>
          </chart:axis>
          <chart:series chart:style-name="ch8" chart:values-cell-range-address="'5'.M4:'5'.M13" chart:label-cell-address="'5'.K3:'5'.K3" chart:class="chart:scatter">
            <chart:domain table:cell-range-address="'5'.K4:'5'.K1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9.8 кГц</text:p>
                <draw:g>
                  <svg:desc>'5'.K3:'5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'.K4:'5'.K13</svg:desc>
                </draw:g>
              </table:table-cell>
              <table:table-cell office:value-type="float" office:value="23.25">
                <text:p>23.25</text:p>
                <draw:g>
                  <svg:desc>'5'.M4:'5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.55">
                <text:p>20.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